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353cm" table:align="left"/>
    </style:style>
    <style:style style:name="Table1.A" style:family="table-column">
      <style:table-column-properties style:column-width="6.315cm"/>
    </style:style>
    <style:style style:name="Table1.B" style:family="table-column">
      <style:table-column-properties style:column-width="1.857cm"/>
    </style:style>
    <style:style style:name="Table1.C" style:family="table-column">
      <style:table-column-properties style:column-width="7.18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907cm" table:align="left"/>
    </style:style>
    <style:style style:name="Table2.A" style:family="table-column">
      <style:table-column-properties style:column-width="2.66cm"/>
    </style:style>
    <style:style style:name="Table2.B" style:family="table-column">
      <style:table-column-properties style:column-width="3.808cm"/>
    </style:style>
    <style:style style:name="Table2.C" style:family="table-column">
      <style:table-column-properties style:column-width="7.43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2b8757" officeooo:paragraph-rsid="002b8757"/>
    </style:style>
    <style:style style:name="P2" style:family="paragraph" style:parent-style-name="Preformatted_20_Text" style:list-style-name="L30"/>
    <style:style style:name="P3" style:family="paragraph" style:parent-style-name="Preformatted_20_Text" style:list-style-name="L3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 style:list-style-name="L31"/>
    <style:style style:name="P5" style:family="paragraph" style:parent-style-name="Preformatted_20_Text" style:list-style-name="L3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" style:family="paragraph" style:parent-style-name="Preformatted_20_Text" style:list-style-name="L32"/>
    <style:style style:name="P7" style:family="paragraph" style:parent-style-name="Preformatted_20_Text" style:list-style-name="L3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 style:list-style-name="L67"/>
    <style:style style:name="P9" style:family="paragraph" style:parent-style-name="Preformatted_20_Text" style:list-style-name="L67">
      <style:paragraph-properties fo:margin-top="0cm" fo:margin-bottom="0.499cm" style:contextual-spacing="false" style:writing-mode="lr-tb"/>
    </style:style>
    <style:style style:name="P10" style:family="paragraph" style:parent-style-name="Preformatted_20_Text" style:list-style-name="L67">
      <style:paragraph-properties fo:margin-left="0cm" fo:margin-right="0cm" fo:text-indent="0cm" style:auto-text-indent="false" style:writing-mode="lr-tb"/>
    </style:style>
    <style:style style:name="P11" style:family="paragraph" style:parent-style-name="Preformatted_20_Text" style:list-style-name="L68"/>
    <style:style style:name="P12" style:family="paragraph" style:parent-style-name="Preformatted_20_Text" style:list-style-name="L68">
      <style:paragraph-properties style:writing-mode="lr-tb"/>
    </style:style>
    <style:style style:name="P13" style:family="paragraph" style:parent-style-name="Preformatted_20_Text" style:list-style-name="L68">
      <style:paragraph-properties fo:margin-top="0cm" fo:margin-bottom="0.499cm" style:contextual-spacing="false" style:writing-mode="lr-tb"/>
    </style:style>
    <style:style style:name="P14" style:family="paragraph" style:parent-style-name="Preformatted_20_Text" style:list-style-name="L6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" style:family="paragraph" style:parent-style-name="Preformatted_20_Text" style:list-style-name="L68">
      <style:paragraph-properties fo:margin-left="0cm" fo:margin-right="0cm" fo:text-indent="0cm" style:auto-text-indent="false" style:writing-mode="lr-tb"/>
    </style:style>
    <style:style style:name="P16" style:family="paragraph" style:parent-style-name="Preformatted_20_Text" style:list-style-name="L69"/>
    <style:style style:name="P17" style:family="paragraph" style:parent-style-name="Preformatted_20_Text" style:list-style-name="L69">
      <style:paragraph-properties style:writing-mode="lr-tb"/>
    </style:style>
    <style:style style:name="P18" style:family="paragraph" style:parent-style-name="Preformatted_20_Text" style:list-style-name="L69">
      <style:paragraph-properties fo:margin-top="0cm" fo:margin-bottom="0.499cm" style:contextual-spacing="false" style:writing-mode="lr-tb"/>
    </style:style>
    <style:style style:name="P19" style:family="paragraph" style:parent-style-name="Preformatted_20_Text" style:list-style-name="L69">
      <style:paragraph-properties fo:margin-left="0cm" fo:margin-right="0cm" fo:text-indent="0cm" style:auto-text-indent="false" style:writing-mode="lr-tb"/>
    </style:style>
    <style:style style:name="P20" style:family="paragraph" style:parent-style-name="Standard">
      <style:text-properties officeooo:rsid="0034557e" officeooo:paragraph-rsid="0034557e"/>
    </style:style>
    <style:style style:name="P21" style:family="paragraph" style:parent-style-name="Standard">
      <style:text-properties officeooo:paragraph-rsid="0034557e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2">
      <style:text-properties officeooo:rsid="0029dee0" officeooo:paragraph-rsid="0029dee0"/>
    </style:style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5"/>
    <style:style style:name="P28" style:family="paragraph" style:parent-style-name="Text_20_body" style:list-style-name="L6"/>
    <style:style style:name="P29" style:family="paragraph" style:parent-style-name="Text_20_body" style:list-style-name="L7"/>
    <style:style style:name="P30" style:family="paragraph" style:parent-style-name="Text_20_body" style:list-style-name="L8"/>
    <style:style style:name="P31" style:family="paragraph" style:parent-style-name="Text_20_body" style:list-style-name="L9"/>
    <style:style style:name="P32" style:family="paragraph" style:parent-style-name="Text_20_body" style:list-style-name="L10"/>
    <style:style style:name="P33" style:family="paragraph" style:parent-style-name="Text_20_body" style:list-style-name="L11"/>
    <style:style style:name="P34" style:family="paragraph" style:parent-style-name="Text_20_body" style:list-style-name="L12"/>
    <style:style style:name="P35" style:family="paragraph" style:parent-style-name="Text_20_body" style:list-style-name="L13"/>
    <style:style style:name="P36" style:family="paragraph" style:parent-style-name="Text_20_body" style:list-style-name="L14"/>
    <style:style style:name="P37" style:family="paragraph" style:parent-style-name="Text_20_body" style:list-style-name="L15"/>
    <style:style style:name="P38" style:family="paragraph" style:parent-style-name="Text_20_body" style:list-style-name="L16"/>
    <style:style style:name="P39" style:family="paragraph" style:parent-style-name="Text_20_body" style:list-style-name="L17"/>
    <style:style style:name="P40" style:family="paragraph" style:parent-style-name="Text_20_body" style:list-style-name="L18"/>
    <style:style style:name="P41" style:family="paragraph" style:parent-style-name="Text_20_body" style:list-style-name="L19"/>
    <style:style style:name="P42" style:family="paragraph" style:parent-style-name="Text_20_body" style:list-style-name="L20"/>
    <style:style style:name="P43" style:family="paragraph" style:parent-style-name="Text_20_body" style:list-style-name="L21"/>
    <style:style style:name="P44" style:family="paragraph" style:parent-style-name="Text_20_body" style:list-style-name="L22"/>
    <style:style style:name="P45" style:family="paragraph" style:parent-style-name="Text_20_body" style:list-style-name="L23"/>
    <style:style style:name="P46" style:family="paragraph" style:parent-style-name="Text_20_body" style:list-style-name="L24"/>
    <style:style style:name="P47" style:family="paragraph" style:parent-style-name="Text_20_body" style:list-style-name="L25"/>
    <style:style style:name="P48" style:family="paragraph" style:parent-style-name="Text_20_body" style:list-style-name="L26"/>
    <style:style style:name="P49" style:family="paragraph" style:parent-style-name="Text_20_body" style:list-style-name="L27"/>
    <style:style style:name="P50" style:family="paragraph" style:parent-style-name="Text_20_body" style:list-style-name="L28"/>
    <style:style style:name="P51" style:family="paragraph" style:parent-style-name="Text_20_body" style:list-style-name="L29"/>
    <style:style style:name="P52" style:family="paragraph" style:parent-style-name="Text_20_body" style:list-style-name="L30"/>
    <style:style style:name="P53" style:family="paragraph" style:parent-style-name="Text_20_body" style:list-style-name="L31"/>
    <style:style style:name="P54" style:family="paragraph" style:parent-style-name="Text_20_body" style:list-style-name="L32"/>
    <style:style style:name="P55" style:family="paragraph" style:parent-style-name="Text_20_body" style:list-style-name="L33"/>
    <style:style style:name="P56" style:family="paragraph" style:parent-style-name="Text_20_body" style:list-style-name="L34"/>
    <style:style style:name="P57" style:family="paragraph" style:parent-style-name="Text_20_body" style:list-style-name="L35"/>
    <style:style style:name="P58" style:family="paragraph" style:parent-style-name="Text_20_body" style:list-style-name="L36"/>
    <style:style style:name="P59" style:family="paragraph" style:parent-style-name="Text_20_body" style:list-style-name="L37"/>
    <style:style style:name="P60" style:family="paragraph" style:parent-style-name="Text_20_body" style:list-style-name="L38"/>
    <style:style style:name="P61" style:family="paragraph" style:parent-style-name="Text_20_body">
      <style:paragraph-properties fo:margin-left="0cm" fo:margin-right="0cm" fo:text-indent="0cm" style:auto-text-indent="false"/>
    </style:style>
    <style:style style:name="P62" style:family="paragraph" style:parent-style-name="Text_20_body" style:list-style-name="L56"/>
    <style:style style:name="P63" style:family="paragraph" style:parent-style-name="Text_20_body" style:list-style-name="L57"/>
    <style:style style:name="P64" style:family="paragraph" style:parent-style-name="Text_20_body" style:list-style-name="L58"/>
    <style:style style:name="P65" style:family="paragraph" style:parent-style-name="Text_20_body" style:list-style-name="L59"/>
    <style:style style:name="P66" style:family="paragraph" style:parent-style-name="Text_20_body" style:list-style-name="L60"/>
    <style:style style:name="P67" style:family="paragraph" style:parent-style-name="Text_20_body" style:list-style-name="L61"/>
    <style:style style:name="P68" style:family="paragraph" style:parent-style-name="Text_20_body" style:list-style-name="L62"/>
    <style:style style:name="P69" style:family="paragraph" style:parent-style-name="Text_20_body" style:list-style-name="L63"/>
    <style:style style:name="P70" style:family="paragraph" style:parent-style-name="Text_20_body" style:list-style-name="L64"/>
    <style:style style:name="P71" style:family="paragraph" style:parent-style-name="Text_20_body" style:list-style-name="L65"/>
    <style:style style:name="P72" style:family="paragraph" style:parent-style-name="Text_20_body" style:list-style-name="L66"/>
    <style:style style:name="P73" style:family="paragraph" style:parent-style-name="Text_20_body" style:list-style-name="L67"/>
    <style:style style:name="P74" style:family="paragraph" style:parent-style-name="Text_20_body" style:list-style-name="L68"/>
    <style:style style:name="P75" style:family="paragraph" style:parent-style-name="Text_20_body" style:list-style-name="L69"/>
    <style:style style:name="P76" style:family="paragraph" style:parent-style-name="Text_20_body" style:list-style-name="L70"/>
    <style:style style:name="P77" style:family="paragraph" style:parent-style-name="Text_20_body" style:list-style-name="L71"/>
    <style:style style:name="P78" style:family="paragraph" style:parent-style-name="Text_20_body" style:list-style-name="L72"/>
    <style:style style:name="P7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officeooo:rsid="0027f4eb"/>
    </style:style>
    <style:style style:name="T2" style:family="text">
      <style:text-properties officeooo:rsid="002a27b2"/>
    </style:style>
    <style:style style:name="T3" style:family="text">
      <style:text-properties officeooo:rsid="002cfcc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2"><text:span text:style-name="Strong_20_Emphasis">UI javítások, élmény fokozása</text:span></text:p>
          <text:list>
            <text:list-item>
              <text:p text:style-name="P22">Dinamikus frissítés: például időközönként automatikusan újra lehívjuk a tartalék-feedet.</text:p>
            </text:list-item>
            <text:list-item>
              <text:p text:style-name="P22">Hiba- és success banner finomhangolása (ikonok, animáció).</text:p>
            </text:list-item>
            <text:list-item>
              <text:p text:style-name="P22">Mobil- és responsive dizájn ellenőrzése, árnyékolás, színek.</text:p>
            </text:list-item>
          </text:list>
        </text:list-item>
        <text:list-item>
          <text:p text:style-name="P22"><text:span text:style-name="Strong_20_Emphasis">Szerződés verifikáció, audit</text:span></text:p>
          <text:list>
            <text:list-item>
              <text:p text:style-name="P22">A Sepolia-ra telepített szerződések Etherscan-on való verifikálása.</text:p>
            </text:list-item>
            <text:list-item>
              <text:p text:style-name="P22">Egyszerű unit- és integrációs tesztek a szerződés oldalon (Hardhat + Waffle/Chai).</text:p>
            </text:list-item>
          </text:list>
        </text:list-item>
        <text:list-item>
          <text:p text:style-name="P22"><text:span text:style-name="Strong_20_Emphasis">Folyamatos integráció</text:span></text:p>
          <text:list>
            <text:list-item>
              <text:p text:style-name="P22">GitHub Actions workflow: minden PR-hez fusson le a <text:span text:style-name="Source_20_Text">hardhat test</text:span> és a <text:span text:style-name="Source_20_Text">cypress:run</text:span>.</text:p>
            </text:list-item>
          </text:list>
        </text:list-item>
        <text:list-item>
          <text:p text:style-name="P22"><text:span text:style-name="Strong_20_Emphasis">Mainnet előkészítés</text:span></text:p>
          <text:list>
            <text:list-item>
              <text:p text:style-name="P22">Környezetváltozók finomhangolása, Infura/Alchemy API kulcs beállítása.</text:p>
            </text:list-item>
            <text:list-item>
              <text:p text:style-name="P22">Gas-optimalizáció, audit (belátható-audit).</text:p>
            </text:list-item>
          </text:list>
        </text:list-item>
      </text:list>
      <text:p text:style-name="Standard">critical@critical-Extensa-215-55:~/satoshi-dapp$ npx hardhat clean</text:p>
      <text:p text:style-name="Standard">npx hardhat compile</text:p>
      <text:p text:style-name="Standard">npx hardhat run scripts/deploy.js --network sepolia</text:p>
      <text:p text:style-name="Standard">Compiled 13 Solidity files successfully (evm target: paris).</text:p>
      <text:p text:style-name="Standard">Deploying with account: 0xA4AeE76920C6b58384aFbf0Fc70cB67c2268cbE1</text:p>
      <text:p text:style-name="Standard">ProofOfReserveFeed deployed to: 0xc58bb04576D4d2eB0Cf6aa9155e3E4f48FC05574</text:p>
      <text:p text:style-name="Standard">SatoshiStandard deployed to: 0x2A94028952C8e863E92009F094a660CEe03796d6</text:p>
      <text:p text:style-name="Standard">critical@critical-Extensa-215-55:~/satoshi-dapp$ </text:p>
      <text:p text:style-name="Standard"/>
      <text:p text:style-name="Standard">critical@critical-Extensa-215-55:~/satoshi-dapp$ npx hardhat run scripts/deploy.js --network localhost</text:p>
      <text:p text:style-name="Standard">Deploying with account: 0xf39Fd6e51aad88F6F4ce6aB8827279cffFb92266</text:p>
      <text:p text:style-name="Standard">ProofOfReserveFeed deployed to: 0x7E287bb62F87916c190b45BA0921F862Fb4b9Aa5</text:p>
      <text:p text:style-name="Standard">SatoshiStandard deployed to: 0x72CC5BA2958CB688B00dFE2E578Db3BbB79eD311</text:p>
      <text:p text:style-name="Standard">critical@critical-Extensa-215-55:~/satoshi-dapp$ </text:p>
      <text:p text:style-name="Standard"/>
      <text:p text:style-name="Standard">critical@critical-Extensa-215-55:~$ cd ~/satoshi-dapp</text:p>
      <text:p text:style-name="Standard">critical@critical-Extensa-215-55:~/satoshi-dapp$ npx hardhat clean</text:p>
      <text:p text:style-name="Standard">npx hardhat compile</text:p>
      <text:p text:style-name="Standard">Compiled 13 Solidity files successfully (evm target: paris).</text:p>
      <text:p text:style-name="Standard">critical@critical-Extensa-215-55:~/satoshi-dapp$ npx hardhat run scripts/deploy.js --network sepolia</text:p>
      <text:p text:style-name="Standard">Deploying with account: 0x7aeEa25dbc54CA7589766bfD9B65671022e5B2C0</text:p>
      <text:p text:style-name="Standard">ProofOfReserveFeed deployed to: 0x9b0F7Ed45d1a85CAD13546dF38fa8248B258c7AA</text:p>
      <text:p text:style-name="Standard">SatoshiStandard deployed to: 0x00Eb8eFd1316F4b16e5ACd615699D9aB77bF5917</text:p>
      <text:p text:style-name="Standard">Token owner is: 0x7aeEa25dbc54CA7589766bfD9B65671022e5B2C0</text:p>
      <text:p text:style-name="Standard">critical@critical-Extensa-215-55:~/satoshi-dapp$ </text:p>
      <text:p text:style-name="Standard"/>
      <text:p text:style-name="Standard"/>
      <text:p text:style-name="Standard"/>
      <text:p text:style-name="Standard"><text:soft-page-break/>critical@critical-Extensa-215-55:~$ cd ~/satoshi-dapp</text:p>
      <text:p text:style-name="Standard">critical@critical-Extensa-215-55:~/satoshi-dapp$ # Ephemeral hálózatra deployol (minden futtatáskor új láncot csinál)</text:p>
      <text:p text:style-name="Standard">npx hardhat run scripts/deploy.js</text:p>
      <text:p text:style-name="Standard">Deploying contracts with account: 0xf39Fd6e51aad88F6F4ce6aB8827279cffFb92266</text:p>
      <text:p text:style-name="Standard">ProofOfReserveFeed deployed to: 0x7E287bb62F87916c190b45BA0921F862Fb4b9Aa5</text:p>
      <text:p text:style-name="Standard">SatoshiStandard deployed to: 0x72CC5BA2958CB688B00dFE2E578Db3BbB79eD311</text:p>
      <text:p text:style-name="Standard">Token owner is: 0xf39Fd6e51aad88F6F4ce6aB8827279cffFb92266</text:p>
      <text:p text:style-name="Standard"/>
      <text:p text:style-name="Standard">critical@critical-Extensa-215-55:~$ cd ~/satoshi-dapp</text:p>
      <text:p text:style-name="Standard">critical@critical-Extensa-215-55:~/satoshi-dapp$ npx hardhat run scripts/deploy.js</text:p>
      <text:p text:style-name="Standard">Compiled 1 Solidity file successfully (evm target: paris).</text:p>
      <text:p text:style-name="Standard">Deploying with account: 0xf39Fd6e51aad88F6F4ce6aB8827279cffFb92266</text:p>
      <text:p text:style-name="Standard">MockBtcReserveFeed deployed to: 0x8DcE8FB00f04A7EE9fEB498cEf86f410de83CA89</text:p>
      <text:p text:style-name="Standard">ProofOfReserveFeed deployed to: 0x92a100E3DF76B121Ac849A973aFEA63DC3e96682</text:p>
      <text:p text:style-name="Standard">SatoshiStandard deployed to: 0x6EDA4e0525C8c9803a5b8D2f16654ac1795818c5</text:p>
      <text:p text:style-name="Standard">critical@critical-Extensa-215-55:~/satoshi-dapp$ </text:p>
      <text:p text:style-name="Standard"/>
      <text:p text:style-name="Standard"/>
      <text:p text:style-name="Standard">critical@critical-Extensa-215-55:~/satoshi-dapp$ npx hardhat run scripts/deploy.js --network localhost</text:p>
      <text:p text:style-name="Standard">Deploying with account: 0xf39Fd6e51aad88F6F4ce6aB8827279cffFb92266</text:p>
      <text:p text:style-name="Standard">MockBtcReserveFeed deployed to: 0x56BBC4969818d4E27Fe39983f8aDee4F3e1C5c6f</text:p>
      <text:p text:style-name="Standard">ProofOfReserveFeed deployed to: 0x51522C5D19dF4841B3eC82d1F97e1D08E8BFf37f</text:p>
      <text:p text:style-name="Standard">SatoshiStandard deployed to: 0xc81319b8D5A7Df0c3BE61eEdeB4C26186C993d34</text:p>
      <text:p text:style-name="Standard">critical@critical-Extensa-215-55:~/satoshi-dapp$ npx hardhat run scripts/deploy.js --network localhost</text:p>
      <text:p text:style-name="Standard"/>
      <text:p text:style-name="Standard"/>
      <text:p text:style-name="Standard"/>
      <text:p text:style-name="Standard">critical@critical-Extensa-215-55:~/satoshi-dapp$ npx hardhat run scripts/deploy.js --network sepolia</text:p>
      <text:p text:style-name="Standard">Deploying with account: 0x7aeEa25dbc54CA7589766bfD9B65671022e5B2C0</text:p>
      <text:p text:style-name="Standard">MockBtcReserveFeed deployed to: 0x9EB378dD4Ed0E1AB87A90120DFdB656E1e10D9Ff</text:p>
      <text:p text:style-name="Standard">ProofOfReserveFeed deployed to: 0x372Eb156Cc6bDB41FC7DA58df6225035a8605a21</text:p>
      <text:p text:style-name="Standard">SatoshiStandard deployed to: 0xa4798A367364d7ef5e095416f85696991C201CE0</text:p>
      <text:p text:style-name="Standard">critical@critical-Extensa-215-55:~/satoshi-dapp$ </text:p>
      <text:p text:style-name="Standard"/>
      <text:p text:style-name="Standard"/>
      <text:p text:style-name="Standard"/>
      <text:p text:style-name="Standard">critical@critical-Extensa-215-55:~/satoshi-dapp$ npx hardhat run scripts/deploy.js --network localhost</text:p>
      <text:p text:style-name="Standard">Deploying with account: 0xf39Fd6e51aad88F6F4ce6aB8827279cffFb92266</text:p>
      <text:p text:style-name="Standard">MockBtcReserveFeed deployed to: 0xec8eEef80bda591e5f909c39C743EC437B8D9e17</text:p>
      <text:p text:style-name="Standard">ProofOfReserveFeed deployed to: 0xde54dEe81876c4696044714Ee375ba8bc037b14B</text:p>
      <text:p text:style-name="Standard">SatoshiStandard deployed to: 0x287da1D560CC66F6A686E9E2723eB7A21DE35422</text:p>
      <text:p text:style-name="Standard">critical@critical-Extensa-215-55:~/satoshi-dapp$ </text:p>
      <text:p text:style-name="Standard"/>
      <text:p text:style-name="Standard"/>
      <text:p text:style-name="Standard"/>
      <text:p text:style-name="Standard">critical@critical-Extensa-215-55:~/satoshi-dapp$ npx hardhat run scripts/deploy.js --network localhost</text:p>
      <text:p text:style-name="Standard"><text:soft-page-break/>Deploying with account: 0xf39Fd6e51aad88F6F4ce6aB8827279cffFb92266</text:p>
      <text:p text:style-name="Standard">MockBtcReserveFeed deployed to: 0x56BBC4969818d4E27Fe39983f8aDee4F3e1C5c6f</text:p>
      <text:p text:style-name="Standard">SatoshiStandard deployed to: 0x51522C5D19dF4841B3eC82d1F97e1D08E8BFf37f</text:p>
      <text:p text:style-name="Standard">critical@critical-Extensa-215-55:~/satoshi-dapp$ </text:p>
      <text:p text:style-name="Standard"/>
      <text:p text:style-name="Standard"/>
      <text:p text:style-name="Standard"/>
      <text:p text:style-name="Standard"/>
      <text:p text:style-name="Standard">critical@critical-Extensa-215-55:~/satoshi-dapp$ npx hardhat run scripts/deploy.js --network localhost</text:p>
      <text:p text:style-name="Standard"># vagy ha gochain-nak hívod a network-öt: --network gochain</text:p>
      <text:p text:style-name="Standard">Compiled 1 Solidity file successfully (evm target: paris).</text:p>
      <text:p text:style-name="Standard">Deploying with account: 0xf39Fd6e51aad88F6F4ce6aB8827279cffFb92266</text:p>
      <text:p text:style-name="Standard">MockBtcReserveFeed deployed to: 0x39F26E0D5F7f603be61175E50A21895a4d8Da989</text:p>
      <text:p text:style-name="Standard">SatoshiStandard deployed to: 0x093471a2eAE96ABcFaAA85C342c8CB9e26574785</text:p>
      <text:p text:style-name="Standard"/>
      <text:p text:style-name="Standard">--- Copy these addresses to your App.js ---</text:p>
      <text:p text:style-name="Standard">CONTRACT_ADDRESS = '0x093471a2eAE96ABcFaAA85C342c8CB9e26574785'</text:p>
      <text:p text:style-name="Standard">FEED_ADDRESS <text:s text:c="4"/>= '0x39F26E0D5F7f603be61175E50A21895a4d8Da989'</text:p>
      <text:p text:style-name="Standard">critical@critical-Extensa-215-55:~/satoshi-dapp$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2">
        <text:list-item>
          <text:p text:style-name="P23"><text:span text:style-name="Strong_20_Emphasis">Front-end integráció bővítése</text:span></text:p>
          <text:list>
            <text:list-item>
              <text:p text:style-name="P23">A React dApp-ban kérdezd le a on-chain tartalékot (<text:span text:style-name="Source_20_Text">reserveFeed.getReserve()</text:span>) és tiltsd le a “Mint” gombot, ha az input + jelenlegi supply meghaladja a reserve-t.</text:p>
            </text:list-item>
            <text:list-item>
              <text:p text:style-name="P23">Mutass felhasználói visszajelzést (“Nem lehet további tokent kibocsátani, elfogyott a BTC‐tartalék”). <text:span text:style-name="T1">KESZ</text:span></text:p>
            </text:list-item>
          </text:list>
        </text:list-item>
        <text:list-item>
          <text:p text:style-name="P23"><text:span text:style-name="Strong_20_Emphasis">Háttéradatok frissítése</text:span></text:p>
          <text:list>
            <text:list-item>
              <text:p text:style-name="P23">A <text:span text:style-name="Source_20_Text">fetchReserve()</text:span>-t módosítsd, hogy a Chainlink‐aggregátor valódi, mainnet vagy Sepolia címet használjon.</text:p>
            </text:list-item>
            <text:list-item>
              <text:p text:style-name="P23">Teszteld le, hogy a front-end mindig a friss on-chain értéket mutatja. <text:span text:style-name="T1">KESZ</text:span></text:p>
            </text:list-item>
          </text:list>
        </text:list-item>
        <text:list-item>
          <text:p text:style-name="P23"><text:span text:style-name="Strong_20_Emphasis">Kód coverage és refaktor</text:span></text:p>
          <text:list>
            <text:list-item>
              <text:p text:style-name="P23">Futtass coverage riportot (<text:span text:style-name="Source_20_Text">npx hardhat coverage</text:span>), nézd meg, hogy minden útvonalat (success és revert ágat) lefednek-e a tesztek.</text:p>
            </text:list-item>
            <text:list-item>
              <text:p text:style-name="P23">Ha szükséges, adj hozzá még edge-case teszteket (pl. reserve = 0, kisebb‐nagyobb számok). </text:p>
            </text:list-item>
            <text:list-item>
              <text:p text:style-name="P24">KESZ DE BOVITHETO</text:p>
            </text:list-item>
          </text:list>
        </text:list-item>
        <text:list-item>
          <text:p text:style-name="P23"><text:soft-page-break/><text:span text:style-name="Strong_20_Emphasis">Deploy és Go-Live tervezés</text:span></text:p>
          <text:list>
            <text:list-item>
              <text:p text:style-name="P23">Ha mind a back-end (Solidity+unit tesztek) és a front-end (dApp) készen áll, válaszd ki, hogy a következő “éles” lépés a mainnet lesz-e, vagy előbb staging/testnet-en futtatod-e még pár óráig a monitoringot.</text:p>
            </text:list-item>
            <text:list-item>
              <text:p text:style-name="P23">Írd meg a deployment és verifikációs scripteket Etherscanre, majd dokumentáld a folyamatot.</text:p>
            </text:list-item>
          </text:list>
        </text:list-item>
      </text:list>
      <text:p text:style-name="Standard"/>
      <text:p text:style-name="Standard"/>
      <text:p text:style-name="Standard"/>
      <text:h text:style-name="Heading_20_3" text:outline-level="3"><text:span text:style-name="Strong_20_Emphasis">Következő főbb fejlesztési lépések</text:span></text:h>
      <text:h text:style-name="Heading_20_4" text:outline-level="4">1. <text:span text:style-name="Strong_20_Emphasis">UX / UI Polírozás</text:span></text:h>
      <text:list text:style-name="L3">
        <text:list-item>
          <text:p text:style-name="P25">Szebb, modernebb UI (színek, mobilon is jó legyen, feedbackek, loading animációk).</text:p>
        </text:list-item>
        <text:list-item>
          <text:p text:style-name="P25">Token decimals, PoR értékek olvashatóbb formátum (pl. ezer elválasztó, BTC-be váltás).</text:p>
        </text:list-item>
        <text:list-item>
          <text:p text:style-name="P25">Hibák, tranzakció státuszok jobb kezelése (pending, success, revert üzenetek).</text:p>
        </text:list-item>
        <text:list-item>
          <text:p text:style-name="P25">Egyszerűbb address másolás, QR kód, "Connect Wallet" UX simítás. <text:span text:style-name="T2">KESZ / DE LEHET MEG FINOMHANGOLNI</text:span></text:p>
        </text:list-item>
      </text:list>
      <text:h text:style-name="Heading_20_4" text:outline-level="4">2. <text:span text:style-name="Strong_20_Emphasis">Szerződés audit és bővítés</text:span></text:h>
      <text:list text:style-name="L4">
        <text:list-item>
          <text:p text:style-name="P26"><text:span text:style-name="Strong_20_Emphasis">Access control:</text:span> OpenZeppelin <text:span text:style-name="Source_20_Text">Ownable</text:span> helyett pl. <text:span text:style-name="Source_20_Text">AccessControl</text:span> (ha később több privileged szerep kell).</text:p>
        </text:list-item>
        <text:list-item>
          <text:p text:style-name="P26"><text:span text:style-name="Strong_20_Emphasis">PoR feed váltás</text:span> lehetősége (ha máshol akarod lekérni az adatot).</text:p>
        </text:list-item>
        <text:list-item>
          <text:p text:style-name="P26"><text:span text:style-name="Strong_20_Emphasis">Eventek</text:span>: minden fontos eseményre (<text:span text:style-name="Source_20_Text">Mint</text:span>, <text:span text:style-name="Source_20_Text">Burn</text:span>, <text:span text:style-name="Source_20_Text">PoRSet</text:span>) event emit.</text:p>
        </text:list-item>
        <text:list-item>
          <text:p text:style-name="P26"><text:span text:style-name="Strong_20_Emphasis">Egyéb védelmek:</text:span> pl. reentrancy guard, overflow (bár 0.8.x alatt safe), withdraw funkcionalitás, ha on-chain assetet tárolnál.</text:p>
        </text:list-item>
      </text:list>
      <text:p text:style-name="Text_20_body"/>
      <text:p text:style-name="P1">Folytatas lent </text:p>
      <text:h text:style-name="Heading_20_4" text:outline-level="4">3. <text:span text:style-name="Strong_20_Emphasis">Automata/valódi Proof-of-Reserve</text:span></text:h>
      <text:list text:style-name="L5">
        <text:list-item>
          <text:p text:style-name="P27">Most mock feed, de élesítés előtt átállni egy <text:span text:style-name="Emphasis">Chainlink Proof of Reserve</text:span> feedre, vagy akár saját orákulum (offchain szkript, ami tényleges BTC multisig/beküldött adatot publikál Chainlink-adapterként).</text:p>
        </text:list-item>
        <text:list-item>
          <text:p text:style-name="P27">Feed frissítés automatizálása, monitoring, fallback mechanizmusok.<text:span text:style-name="T3">KESZ Reszben</text:span></text:p>
        </text:list-item>
      </text:list>
      <text:h text:style-name="Heading_20_4" text:outline-level="4">4. <text:span text:style-name="Strong_20_Emphasis">További okosszerződés funkciók</text:span></text:h>
      <text:list text:style-name="L6">
        <text:list-item>
          <text:p text:style-name="P28"><text:span text:style-name="Strong_20_Emphasis">Transfer, Approval, Allowance UI:</text:span> ERC20 standard funkciók frontend támogatása.</text:p>
        </text:list-item>
        <text:list-item>
          <text:p text:style-name="P28"><text:span text:style-name="Strong_20_Emphasis">Permit (EIP-2612) támogatás:</text:span> gasless approve/metatx (nem muszáj az első MVP-be).</text:p>
        </text:list-item>
        <text:list-item>
          <text:p text:style-name="P28"><text:span text:style-name="Strong_20_Emphasis">Pausing, circuit breaker:</text:span> ha gond van, lehessen megállítani a mintelést.</text:p>
        </text:list-item>
        <text:list-item>
          <text:p text:style-name="P28"><text:span text:style-name="Strong_20_Emphasis">Upgradeability (proxy, ha szeretnéd fejleszteni élesben is a szerződést)</text:span></text:p>
        </text:list-item>
      </text:list>
      <text:h text:style-name="Heading_20_4" text:outline-level="4"><text:soft-page-break/>5. <text:span text:style-name="Strong_20_Emphasis">Tesztelés és CI/CD</text:span></text:h>
      <text:list text:style-name="L7">
        <text:list-item>
          <text:p text:style-name="P29">Hardhat testek írása minden fő edge-case-re (mint overflow, underflow, PoR limit, onlyOwner, burn, stb.).</text:p>
        </text:list-item>
        <text:list-item>
          <text:p text:style-name="P29">Automata deployment szkriptek, deployment status felület.</text:p>
        </text:list-item>
        <text:list-item>
          <text:p text:style-name="P29">GitHub Actions, automatizált build/lint/test pipeline.</text:p>
        </text:list-item>
      </text:list>
      <text:h text:style-name="Heading_20_4" text:outline-level="4">6. <text:span text:style-name="Strong_20_Emphasis">Frontend további fejlesztések</text:span></text:h>
      <text:list text:style-name="L8">
        <text:list-item>
          <text:p text:style-name="P30"><text:span text:style-name="Strong_20_Emphasis">Network switch/auto connect</text:span>: ha nem jó chainen vagy, automata hálózatváltás.</text:p>
        </text:list-item>
        <text:list-item>
          <text:p text:style-name="P30"><text:span text:style-name="Strong_20_Emphasis">WalletConnect, Coinbase Wallet</text:span> támogatás.</text:p>
        </text:list-item>
        <text:list-item>
          <text:p text:style-name="P30"><text:span text:style-name="Strong_20_Emphasis">Több wallet/account kezelése a UI-ban.</text:span></text:p>
        </text:list-item>
        <text:list-item>
          <text:p text:style-name="P30"><text:span text:style-name="Strong_20_Emphasis">Dark mode.</text:span></text:p>
        </text:list-item>
        <text:list-item>
          <text:p text:style-name="P30"><text:span text:style-name="Strong_20_Emphasis">Token faucet</text:span> teszthálózaton (hogy lehessen kipróbálni könnyen).</text:p>
        </text:list-item>
      </text:list>
      <text:h text:style-name="Heading_20_4" text:outline-level="4">7. <text:span text:style-name="Strong_20_Emphasis">Dokumentáció, demo oldal, whitepaper</text:span></text:h>
      <text:list text:style-name="L9">
        <text:list-item>
          <text:p text:style-name="P31">README, demo/tutorial videó.</text:p>
        </text:list-item>
        <text:list-item>
          <text:p text:style-name="P31">Részletesebb whitepaper vagy “Satoshi Standard” pitch.</text:p>
        </text:list-item>
        <text:list-item>
          <text:p text:style-name="P31">“FAQ”, mi ez, hogyan működik a PoR, hogyan csekkolja bárki.</text:p>
        </text:list-item>
      </text:list>
      <text:h text:style-name="Heading_20_4" text:outline-level="4">8. <text:span text:style-name="Strong_20_Emphasis">Biztonság &amp; audit</text:span></text:h>
      <text:list text:style-name="L10">
        <text:list-item>
          <text:p text:style-name="P32">Lehetőség szerint open source audit (ha publikusan indítod).</text:p>
        </text:list-item>
        <text:list-item>
          <text:p text:style-name="P32">Bug bounty, HaT/KYC policies, értesítés sérülékenység esetén.</text:p>
        </text:list-item>
      </text:list>
      <text:h text:style-name="Heading_20_4" text:outline-level="4">9. <text:span text:style-name="Strong_20_Emphasis">Tesztelés több hálózaton</text:span></text:h>
      <text:list text:style-name="L11">
        <text:list-item>
          <text:p text:style-name="P33">Goerli, Sepolia, GoChain, teszt hálók: mainnet deploy csak a fenti checklist után!</text:p>
        </text:list-item>
        <text:list-item>
          <text:p text:style-name="P33"><text:span text:style-name="Strong_20_Emphasis">Bridge, cross-chain PoR</text:span> lehetősége (opcionális, advanced future).</text:p>
        </text:list-item>
      </text:list>
      <text:p text:style-name="Horizontal_20_Line"/>
      <text:p text:style-name="Text_20_body"><text:span text:style-name="Strong_20_Emphasis">Javaslat a következő konkrét sprinthez:</text:span></text:p>
      <text:list text:style-name="L12">
        <text:list-item>
          <text:p text:style-name="P34">UI polishing + decimals + szebb PoR display.</text:p>
        </text:list-item>
        <text:list-item>
          <text:p text:style-name="P34">Eventek szerződésbe, event handling a frontendben (tx státusz mutatása real-time).</text:p>
        </text:list-item>
        <text:list-item>
          <text:p text:style-name="P34">Hardhat testek írása minden edge-case-re.</text:p>
        </text:list-item>
        <text:list-item>
          <text:p text:style-name="P34">Chainlink PoR integráció előkészítés (éles/teszt feed).</text:p>
        </text:list-item>
        <text:list-item>
          <text:p text:style-name="P34">Minimum egy demo-videó rögzítése, projekt README upgrade.</text:p>
        </text:list-item>
      </text:list>
      <text:p text:style-name="Text_20_body"><text:span text:style-name="Strong_20_Emphasis">Mondj igent arra, ami érdekel, vagy írd le melyik témával foglalkozzunk elsőként!</text:span><text:line-break/>Lehet lépésről lépésre is, pl. most rögtön csinálhatunk event emit-et a szerződéshez, vagy fejleszthetjük a frontend display-t (pl. BTC-érték, szép decimals).<text:line-break/>Szólj, melyikkel kezdjünk! 🚀</text:p>
      <text:p text:style-name="Standard"/>
      <text:p text:style-name="Standard"><text:soft-page-break/></text:p>
      <text:p text:style-name="Standard"/>
      <text:p text:style-name="Text_20_body">Íme <text:span text:style-name="Strong_20_Emphasis">pontosan</text:span> mit tartalmaznak, és <text:span text:style-name="Strong_20_Emphasis">mit hiányolok audit/javaslat szempontból</text:span> az előző listád alapján:</text:p>
      <text:p text:style-name="Horizontal_20_Line"/>
      <text:h text:style-name="Heading_20_2" text:outline-level="2"><text:span text:style-name="Strong_20_Emphasis">Mit tartalmaznak most a szerződések?</text:span></text:h>
      <text:h text:style-name="Heading_20_3" text:outline-level="3"><text:span text:style-name="Strong_20_Emphasis">1. SATSTD.sol</text:span></text:h>
      <text:list text:style-name="L13">
        <text:list-item>
          <text:p text:style-name="P35">Egyszerű ERC20, Ownable, nincsenek extra funkciók.</text:p>
        </text:list-item>
        <text:list-item>
          <text:p text:style-name="P35"><text:span text:style-name="Strong_20_Emphasis">Csak deploykor történik mintelés.</text:span></text:p>
        </text:list-item>
      </text:list>
      <text:h text:style-name="Heading_20_3" text:outline-level="3"><text:span text:style-name="Strong_20_Emphasis">2. SatoshiStandard.sol</text:span></text:h>
      <text:list text:style-name="L14">
        <text:list-item>
          <text:p text:style-name="P36">ERC20 + Ownable.</text:p>
        </text:list-item>
        <text:list-item>
          <text:p text:style-name="P36">Egy AggregatorV3Interface “reserveFeed” forrásból szedi az on-chain tartalékot (BTC reserve).</text:p>
        </text:list-item>
        <text:list-item>
          <text:p text:style-name="P36"><text:span text:style-name="Strong_20_Emphasis">Mint csak owner-nek engedélyezett</text:span>, csak ha van fedezet.</text:p>
        </text:list-item>
        <text:list-item>
          <text:p text:style-name="P36"><text:span text:style-name="Strong_20_Emphasis">Burn</text:span>: csak owner hívhatja, bárkitől égethet.</text:p>
        </text:list-item>
        <text:list-item>
          <text:p text:style-name="P36"><text:span text:style-name="Strong_20_Emphasis">Semmi event emit a mint/burn funkcióban</text:span> (csak natív Transfer event az ERC20 miatt).</text:p>
        </text:list-item>
        <text:list-item>
          <text:p text:style-name="P36"><text:span text:style-name="Strong_20_Emphasis">A reserveFeed address deploykor fix, nem cserélhető.</text:span></text:p>
        </text:list-item>
        <text:list-item>
          <text:p text:style-name="P36"><text:span text:style-name="Strong_20_Emphasis">Ownable</text:span>, nincs AccessControl.</text:p>
        </text:list-item>
      </text:list>
      <text:h text:style-name="Heading_20_3" text:outline-level="3"><text:span text:style-name="Strong_20_Emphasis">3. MockBtcReserveFeed.sol</text:span></text:h>
      <text:list text:style-name="L15">
        <text:list-item>
          <text:p text:style-name="P37">Teszt/mocking célra: állítható reserve érték.</text:p>
        </text:list-item>
        <text:list-item>
          <text:p text:style-name="P37"><text:span text:style-name="Strong_20_Emphasis">Nincs hozzáférés-védelem</text:span> a <text:span text:style-name="Source_20_Text">setReserve</text:span>-hez! (Bár ez csak mock, élesben sose szabad így hagyni.)</text:p>
        </text:list-item>
      </text:list>
      <text:h text:style-name="Heading_20_3" text:outline-level="3"><text:span text:style-name="Strong_20_Emphasis">4. Lock.sol</text:span></text:h>
      <text:list text:style-name="L16">
        <text:list-item>
          <text:p text:style-name="P38">“Time lock” okosszerződés, ki lehet venni ETH-t unlock idő után, owner only.</text:p>
        </text:list-item>
        <text:list-item>
          <text:p text:style-name="P38"><text:span text:style-name="Strong_20_Emphasis">Withdrawal event van</text:span>.</text:p>
        </text:list-item>
        <text:list-item>
          <text:p text:style-name="P38"><text:span text:style-name="Strong_20_Emphasis">Nincs ReentrancyGuard</text:span>, bár funkcionálisan kevésbé veszélyes, de best practice miatt javasolt.</text:p>
        </text:list-item>
      </text:list>
      <text:h text:style-name="Heading_20_3" text:outline-level="3"><text:span text:style-name="Strong_20_Emphasis">5. ChainlinkProofOfReserveFeed.sol</text:span></text:h>
      <text:list text:style-name="L17">
        <text:list-item>
          <text:p text:style-name="P39">Aggregator címből kér le tartalékot (BTC), Chainlink feed alapján.</text:p>
        </text:list-item>
        <text:list-item>
          <text:p text:style-name="P39">Csak “getter”, nincs extra logika.</text:p>
        </text:list-item>
      </text:list>
      <text:h text:style-name="Heading_20_3" text:outline-level="3"><text:span text:style-name="Strong_20_Emphasis">6. AggregatorV3Interface</text:span></text:h>
      <text:list text:style-name="L18">
        <text:list-item>
          <text:p text:style-name="P40">A Chainlink Aggregator interface.</text:p>
        </text:list-item>
      </text:list>
      <text:p text:style-name="Horizontal_20_Line"><text:soft-page-break/></text:p>
      <text:h text:style-name="Heading_20_2" text:outline-level="2"><text:span text:style-name="Strong_20_Emphasis">Melyik fejlesztési/audit pont hiányzik vagy lehetne fejleszteni?</text:span></text:h>
      <text:h text:style-name="Heading_20_3" text:outline-level="3"><text:span text:style-name="Strong_20_Emphasis">Access control</text:span></text:h>
      <text:list text:style-name="L19">
        <text:list-item>
          <text:p text:style-name="P41"><text:span text:style-name="Strong_20_Emphasis">MINDEN szerződésben csak Ownable van.</text:span><text:line-break/><text:span text:style-name="Strong_20_Emphasis">AccessControl NINCS</text:span> – ha később több privileged szerepet akarsz (admin, minter, pauser, operator stb.), érdemes AccessControl-ra áttérni.</text:p>
        </text:list-item>
      </text:list>
      <text:h text:style-name="Heading_20_3" text:outline-level="3"><text:span text:style-name="Strong_20_Emphasis">PoR feed váltás</text:span></text:h>
      <text:list text:style-name="L20">
        <text:list-item>
          <text:p text:style-name="P42"><text:span text:style-name="Strong_20_Emphasis">NINCS olyan funkció, amivel a reserveFeed/aggregator address deploy után módosítható.</text:span></text:p>
        </text:list-item>
        <text:list-item>
          <text:p text:style-name="P42">Javaslat:</text:p>
          <text:list>
            <text:list-item>
              <text:p text:style-name="P42">Owner/admin only “setFeed(address newFeed)” vagy “setAggregator(address newAggregator)” funkció.</text:p>
            </text:list-item>
          </text:list>
        </text:list-item>
      </text:list>
      <text:h text:style-name="Heading_20_3" text:outline-level="3"><text:span text:style-name="Strong_20_Emphasis">Eventek</text:span></text:h>
      <text:list text:style-name="L21">
        <text:list-item>
          <text:p text:style-name="P43">Mint/Burn csak ERC20 <text:span text:style-name="Source_20_Text">Transfer</text:span> eventet emitál, <text:span text:style-name="Strong_20_Emphasis">de nincs külön “Minted”/“Burned”/“PoRSet” event</text:span>.</text:p>
        </text:list-item>
        <text:list-item>
          <text:p text:style-name="P43">Ha <text:span text:style-name="Emphasis">transzparens auditot</text:span> akarsz, minden ilyen funkcióhoz ajánlott külön saját event.</text:p>
        </text:list-item>
      </text:list>
      <text:h text:style-name="Heading_20_3" text:outline-level="3"><text:span text:style-name="Strong_20_Emphasis">Egyéb védelmek</text:span></text:h>
      <text:list text:style-name="L22">
        <text:list-item>
          <text:p text:style-name="P44"><text:span text:style-name="Strong_20_Emphasis">Lock.sol-ban nincs ReentrancyGuard</text:span> (nem kritikus, de best practice).</text:p>
        </text:list-item>
        <text:list-item>
          <text:p text:style-name="P44"><text:span text:style-name="Strong_20_Emphasis">Overflow elleni védelem rendben van</text:span> (Solidity 0.8.x).</text:p>
        </text:list-item>
        <text:list-item>
          <text:p text:style-name="P44"><text:span text:style-name="Strong_20_Emphasis">Withdraw funkció</text:span> csak a Lock szerződésben van, máshol nincs szükség rá.</text:p>
        </text:list-item>
        <text:list-item>
          <text:p text:style-name="P44"><text:span text:style-name="Strong_20_Emphasis">MockFeed-ben nincs access control a setReserve-hez</text:span> (tesztben oké, de élesben NE!).</text:p>
        </text:list-item>
      </text:list>
      <text:p text:style-name="Horizontal_20_Line"/>
      <text:h text:style-name="Heading_20_2" text:outline-level="2"><text:span text:style-name="Strong_20_Emphasis">Részletes, pontokba szedett státusz: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ont</text:p>
            </table:table-cell>
            <table:table-cell table:style-name="Table1.A1" office:value-type="string">
              <text:p text:style-name="Table_20_Heading">Megvan?</text:p>
            </table:table-cell>
            <table:table-cell table:style-name="Table1.A1" office:value-type="string">
              <text:p text:style-name="Table_20_Heading">Részletek</text:p>
            </table:table-cell>
          </table:table-row>
        </table:table-header-rows>
        <table:table-row>
          <table:table-cell table:style-name="Table1.A1" office:value-type="string">
            <text:p text:style-name="Table_20_Contents">AccessControl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Csak Ownable mindenhol</text:p>
          </table:table-cell>
        </table:table-row>
        <table:table-row>
          <table:table-cell table:style-name="Table1.A1" office:value-type="string">
            <text:p text:style-name="Table_20_Contents">PoR feed váltás deploy után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Nincs, csak deploykor</text:p>
          </table:table-cell>
        </table:table-row>
        <table:table-row>
          <table:table-cell table:style-name="Table1.A1" office:value-type="string">
            <text:p text:style-name="Table_20_Contents">Mint/Burn/PoRSet event</text:p>
          </table:table-cell>
          <table:table-cell table:style-name="Table1.A1" office:value-type="string">
            <text:p text:style-name="Table_20_Contents">⚠️/❌</text:p>
          </table:table-cell>
          <table:table-cell table:style-name="Table1.A1" office:value-type="string">
            <text:p text:style-name="Table_20_Contents">Csak natív Transfer, nincs külön</text:p>
          </table:table-cell>
        </table:table-row>
        <table:table-row>
          <table:table-cell table:style-name="Table1.A1" office:value-type="string">
            <text:p text:style-name="Table_20_Contents">ReentrancyGuard withdraw-nál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Lock.sol-ban nincs, ERC20-nál nem kell</text:p>
          </table:table-cell>
        </table:table-row>
        <table:table-row>
          <table:table-cell table:style-name="Table1.A1" office:value-type="string">
            <text:p text:style-name="Table_20_Contents">Overflow védelem</text:p>
          </table:table-cell>
          <table:table-cell table:style-name="Table1.A1" office:value-type="string">
            <text:p text:style-name="Table_20_Contents">✔️</text:p>
          </table:table-cell>
          <table:table-cell table:style-name="Table1.A1" office:value-type="string">
            <text:p text:style-name="Table_20_Contents">Solidity 0.8.x</text:p>
          </table:table-cell>
        </table:table-row>
        <table:table-row>
          <table:table-cell table:style-name="Table1.A1" office:value-type="string">
            <text:p text:style-name="Table_20_Contents">Withdraw funkció</text:p>
          </table:table-cell>
          <table:table-cell table:style-name="Table1.A1" office:value-type="string">
            <text:p text:style-name="Table_20_Contents">✔️/N/A</text:p>
          </table:table-cell>
          <table:table-cell table:style-name="Table1.A1" office:value-type="string">
            <text:p text:style-name="Table_20_Contents">Lock.sol-ban van</text:p>
          </table:table-cell>
        </table:table-row>
        <table:table-row>
          <table:table-cell table:style-name="Table1.A1" office:value-type="string">
            <text:p text:style-name="Table_20_Contents">MockFeed access control (tesztkód)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Bárki hívhatja a setReserve-t</text:p>
          </table:table-cell>
        </table:table-row>
      </table:table>
      <text:p text:style-name="Horizontal_20_Line"/>
      <text:h text:style-name="Heading_20_2" text:outline-level="2"><text:soft-page-break/><text:span text:style-name="Strong_20_Emphasis">Mit tudok ajánlani a fejlesztéshez?</text:span></text:h>
      <text:list text:style-name="L23">
        <text:list-item>
          <text:p text:style-name="P45"><text:span text:style-name="Strong_20_Emphasis">AccessControl:</text:span><text:line-break/>Átírjam-e a SatoshiStandard-ot Ownable-ról AccessControl-ra (admin + minter role mint minta)?</text:p>
        </text:list-item>
        <text:list-item>
          <text:p text:style-name="P45"><text:span text:style-name="Strong_20_Emphasis">PoR feed váltás:</text:span><text:line-break/>Implementáljam-e a <text:span text:style-name="Source_20_Text">setFeed(address)</text:span>/<text:span text:style-name="Source_20_Text">setAggregator(address)</text:span> owner/admin only funkciót?</text:p>
        </text:list-item>
        <text:list-item>
          <text:p text:style-name="P45"><text:span text:style-name="Strong_20_Emphasis">Event emit:</text:span><text:line-break/>Adjunk minden fontos funkcióhoz (<text:span text:style-name="Source_20_Text">mint</text:span>, <text:span text:style-name="Source_20_Text">burn</text:span>, <text:span text:style-name="Source_20_Text">setFeed</text:span>/<text:span text:style-name="Source_20_Text">setAggregator</text:span>) saját eventet?</text:p>
        </text:list-item>
        <text:list-item>
          <text:p text:style-name="P45"><text:span text:style-name="Strong_20_Emphasis">ReentrancyGuard:</text:span><text:line-break/>Beépítsem-e Lock.sol-ba a védelmet?</text:p>
        </text:list-item>
        <text:list-item>
          <text:p text:style-name="P45"><text:span text:style-name="Strong_20_Emphasis">MockFeed:</text:span><text:line-break/>Készítsünk egy éles verziót, ahol csak admin tud <text:span text:style-name="Source_20_Text">setReserve</text:span>-t hívni?</text:p>
        </text:list-item>
      </text:list>
      <text:p text:style-name="Horizontal_20_Line"/>
      <text:p text:style-name="Text_20_body"><text:span text:style-name="Strong_20_Emphasis">Válaszold meg, hogy melyiket kéred, és felturbózom a szerződéseidet a legjobb best practice-ek szerint!</text:span><text:line-break/>(Egyszerre vagy lépésről lépésre is dolgozhatunk.)</text:p>
      <text:p text:style-name="Standard"/>
      <text:h text:style-name="Heading_20_6" text:outline-level="6">A ChatGPT ezt mondta:</text:h>
      <text:p text:style-name="Text_20_body">Nagyon szívesen! Itt egy <text:span text:style-name="Strong_20_Emphasis">mainnet/prod launch előtti részletes Satoshi Standard fejlesztői checklist</text:span> – ezt követve végig tudsz menni a szükséges lépéseken <text:span text:style-name="Strong_20_Emphasis">egy profi, launch-ready projektért</text:span>:</text:p>
      <text:p text:style-name="Horizontal_20_Line"/>
      <text:h text:style-name="Heading_20_2" text:outline-level="2"><text:span text:style-name="Strong_20_Emphasis">Satoshi Standard – Mainnet Launch To-Do Checklist</text:span></text:h>
      <text:h text:style-name="Heading_20_3" text:outline-level="3"><text:span text:style-name="Strong_20_Emphasis">I. Szerződés &amp; Audit</text:span></text:h>
      <text:list text:style-name="L24">
        <text:list-item>
          <text:p text:style-name="P46"><text:span text:style-name="Strong_20_Emphasis">Végső forráskód átnézés, refaktor</text:span></text:p>
          <text:list>
            <text:list-item>
              <text:p text:style-name="P46">Minden kritikus funkció logikája rendben van (mint, burn, PoR set, reserve ellenőrzés)</text:p>
            </text:list-item>
            <text:list-item>
              <text:p text:style-name="P46">Minden fontos változó privát/public jól van beállítva</text:p>
            </text:list-item>
          </text:list>
        </text:list-item>
        <text:list-item>
          <text:p text:style-name="P46"><text:span text:style-name="Strong_20_Emphasis">Automata tesztek 100% lefedettség</text:span></text:p>
          <text:list>
            <text:list-item>
              <text:p text:style-name="P46">Coverage report: minden útvonal, revert és success is le van tesztelve</text:p>
            </text:list-item>
            <text:list-item>
              <text:p text:style-name="P46">Edge case-k (pl. reserve = 0, supply = reserve, overflows)</text:p>
            </text:list-item>
          </text:list>
        </text:list-item>
        <text:list-item>
          <text:p text:style-name="P46"><text:span text:style-name="Strong_20_Emphasis">Független smart contract audit</text:span></text:p>
          <text:list>
            <text:list-item>
              <text:p text:style-name="P46">Legalább egy külső tapasztalt fejlesztő/szakértő áttekinti</text:p>
            </text:list-item>
            <text:list-item>
              <text:p text:style-name="P46"><text:soft-page-break/>(Ideális: audit badge vagy report is a frontendre!)</text:p>
            </text:list-item>
          </text:list>
        </text:list-item>
      </text:list>
      <text:h text:style-name="Heading_20_3" text:outline-level="3"><text:span text:style-name="Strong_20_Emphasis">II. Szerződéskód bővítések</text:span></text:h>
      <text:list text:style-name="L25">
        <text:list-item>
          <text:p text:style-name="P47"><text:span text:style-name="Strong_20_Emphasis">PoR feed váltás támogatás</text:span></text:p>
          <text:list>
            <text:list-item>
              <text:p text:style-name="P47">“setFeed(address)” vagy “setAggregator(address)” függvény, csak owner/admin</text:p>
            </text:list-item>
          </text:list>
        </text:list-item>
        <text:list-item>
          <text:p text:style-name="P47"><text:span text:style-name="Strong_20_Emphasis">Saját eventek (audit/transzparencia)</text:span></text:p>
          <text:list>
            <text:list-item>
              <text:p text:style-name="P47">Minted(address,uint256), Burned(address,uint256), PoRSet(int256)</text:p>
            </text:list-item>
          </text:list>
        </text:list-item>
        <text:list-item>
          <text:p text:style-name="P47"><text:span text:style-name="Strong_20_Emphasis">AccessControl-ra váltás (ha több privileged role-t akarsz)</text:span></text:p>
          <text:list>
            <text:list-item>
              <text:p text:style-name="P47">OpenZeppelin AccessControl: admin, minter, pauser, operator szerepek (opcionális)</text:p>
            </text:list-item>
          </text:list>
        </text:list-item>
        <text:list-item>
          <text:p text:style-name="P47"><text:span text:style-name="Strong_20_Emphasis">ReentrancyGuard (Lock szerződésnél vagy ha később ETH-t/wallet-et kezeltek)</text:span></text:p>
        </text:list-item>
        <text:list-item>
          <text:p text:style-name="P47"><text:span text:style-name="Strong_20_Emphasis">MockFeed szerződés access control (ha ki akarod vinni prod-ra is, ne legyen public!)</text:span></text:p>
        </text:list-item>
      </text:list>
      <text:h text:style-name="Heading_20_3" text:outline-level="3"><text:span text:style-name="Strong_20_Emphasis">III. Front-end</text:span></text:h>
      <text:list text:style-name="L26">
        <text:list-item>
          <text:p text:style-name="P48"><text:span text:style-name="Strong_20_Emphasis">Mainnet/teszthálózat dinamikus támogatás</text:span></text:p>
          <text:list>
            <text:list-item>
              <text:p text:style-name="P48">Külön address config Sepolia/Mainnet Chainlink feedhez és szerződéshez</text:p>
            </text:list-item>
          </text:list>
        </text:list-item>
        <text:list-item>
          <text:p text:style-name="P48"><text:span text:style-name="Strong_20_Emphasis">WalletConnect/egyéb wallet támogatás</text:span></text:p>
        </text:list-item>
        <text:list-item>
          <text:p text:style-name="P48"><text:span text:style-name="Strong_20_Emphasis">Feedbackek: pending, success, revert, explorer link (txhash)</text:span></text:p>
        </text:list-item>
        <text:list-item>
          <text:p text:style-name="P48"><text:span text:style-name="Strong_20_Emphasis">Olvasható PoR és token értékek (BTC, ezerelválasztó, tooltip)</text:span></text:p>
        </text:list-item>
        <text:list-item>
          <text:p text:style-name="P48"><text:span text:style-name="Strong_20_Emphasis">QR kód, address másolás, UX simítás</text:span></text:p>
        </text:list-item>
        <text:list-item>
          <text:p text:style-name="P48"><text:span text:style-name="Strong_20_Emphasis">Branding, audit badge, infó oldal, roadmap</text:span></text:p>
        </text:list-item>
      </text:list>
      <text:h text:style-name="Heading_20_3" text:outline-level="3"><text:span text:style-name="Strong_20_Emphasis">IV. Infrastruktúra</text:span></text:h>
      <text:list text:style-name="L27">
        <text:list-item>
          <text:p text:style-name="P49"><text:span text:style-name="Strong_20_Emphasis">Chainlink feed monitorozás</text:span></text:p>
          <text:list>
            <text:list-item>
              <text:p text:style-name="P49">Offchain script, vagy bot ami figyeli ha a feed “stale”, fallback feed integrálása</text:p>
            </text:list-item>
          </text:list>
        </text:list-item>
        <text:list-item>
          <text:p text:style-name="P49"><text:span text:style-name="Strong_20_Emphasis">Analytics (pl. Dune, Google Analytics, error monitoring)</text:span></text:p>
        </text:list-item>
        <text:list-item>
          <text:p text:style-name="P49"><text:span text:style-name="Strong_20_Emphasis">Biztonságos frontend hosting (CDN, HTTPS, Vercel/Netlify/S3)</text:span></text:p>
        </text:list-item>
      </text:list>
      <text:h text:style-name="Heading_20_3" text:outline-level="3"><text:span text:style-name="Strong_20_Emphasis">V. Mainnet Deployment</text:span></text:h>
      <text:list text:style-name="L28">
        <text:list-item>
          <text:p text:style-name="P50"><text:span text:style-name="Strong_20_Emphasis">Mainnet szerződés deploy (Chainlink mainnet PoR aggregator címekkel)</text:span></text:p>
        </text:list-item>
        <text:list-item>
          <text:p text:style-name="P50"><text:span text:style-name="Strong_20_Emphasis">Frontendben config átállítás (mainnet contract/feed address)</text:span></text:p>
        </text:list-item>
        <text:list-item>
          <text:p text:style-name="P50"><text:span text:style-name="Strong_20_Emphasis">Tesztelés mainneten kis összeggel (mint/burn, PoR feed, wallet flow)</text:span></text:p>
        </text:list-item>
        <text:list-item>
          <text:p text:style-name="P50"><text:span text:style-name="Strong_20_Emphasis">Mainnet launch kommunikáció, közösségi bejelentés</text:span></text:p>
        </text:list-item>
        <text:list-item>
          <text:p text:style-name="P50"><text:span text:style-name="Strong_20_Emphasis">Dokumentáció publikálás (whitepaper, technikai leírás, audit report)</text:span></text:p>
        </text:list-item>
      </text:list>
      <text:p text:style-name="Horizontal_20_Line"/>
      <text:h text:style-name="Heading_20_2" text:outline-level="2"><text:soft-page-break/><text:span text:style-name="Strong_20_Emphasis">TIPP:</text:span></text:h>
      <text:p text:style-name="Text_20_body">Egyes pontokat (mint feed váltás, eventek, accesscontrol) csak akkor csinálj meg, ha hosszú távon, skálázható rendszerben gondolkozol. <text:span text:style-name="Strong_20_Emphasis">Ha most “MVP” mainnet launch kell, a legfontosabb: audit, mainnet config, PoR aggregator cím, jól tesztelt szerződés és frontend!</text:span></text:p>
      <text:p text:style-name="Horizontal_20_Line"/>
      <text:p text:style-name="Text_20_body"><text:span text:style-name="Strong_20_Emphasis">Mondjam el bármelyik pontot részletesebben, vagy csináljak hozzá step-by-step guide-ot? Ha készen állsz, csak szólj, melyikkel kezdjünk! 🚀</text:span></text:p>
      <text:h text:style-name="Heading_20_5" text:outline-level="5">Ezt mondtad:</text:h>
      <text:p text:style-name="Text_20_body">keszits hozza egy step-by-step guide-ot</text:p>
      <text:h text:style-name="Heading_20_6" text:outline-level="6">A ChatGPT ezt mondta:</text:h>
      <text:p text:style-name="Text_20_body">Természetesen! Itt egy <text:span text:style-name="Strong_20_Emphasis">step-by-step guide</text:span> a Satoshi Standard mainnet launch/prod-ready projecthez. Ez végigvezet a <text:span text:style-name="Emphasis">smart contract audit</text:span>-tól a <text:span text:style-name="Emphasis">frontend mainnet deploy-ig</text:span> minden fontos lépésen, tippekkel.</text:p>
      <text:p text:style-name="Horizontal_20_Line"/>
      <text:h text:style-name="Heading_20_2" text:outline-level="2"><text:span text:style-name="Strong_20_Emphasis">Satoshi Standard – Mainnet/Prod Launch Step-by-Step Guide</text:span></text:h>
      <text:p text:style-name="Horizontal_20_Line"/>
      <text:h text:style-name="Heading_20_3" text:outline-level="3"><text:span text:style-name="Strong_20_Emphasis">0. Előkészület, tiszta fejlesztői környezet</text:span></text:h>
      <text:list text:style-name="L29">
        <text:list-item>
          <text:p text:style-name="P51">Ellenőrizd: minden dependency up-to-date (<text:span text:style-name="Source_20_Text">npm install</text:span>)</text:p>
        </text:list-item>
        <text:list-item>
          <text:p text:style-name="P51">Ürítsd a cache-t, töröld a build/cache mappákat, ha kell (<text:span text:style-name="Source_20_Text">npx hardhat clean</text:span>)</text:p>
        </text:list-item>
        <text:list-item>
          <text:p text:style-name="P51">Futtasd újra az összes automata tesztet (<text:span text:style-name="Source_20_Text">npx hardhat test</text:span>)</text:p>
        </text:list-item>
      </text:list>
      <text:p text:style-name="Horizontal_20_Line"/>
      <text:h text:style-name="Heading_20_3" text:outline-level="3"><text:span text:style-name="Strong_20_Emphasis">1. Smart contract code audit &amp; refaktor</text:span></text:h>
      <text:list text:style-name="L30">
        <text:list-item>
          <text:p text:style-name="P52"><text:span text:style-name="Strong_20_Emphasis">Forráskód végső ellenőrzés</text:span></text:p>
          <text:list>
            <text:list-item>
              <text:p text:style-name="P52">Ellenőrizd, hogy minden kritikus logika (mint, burn, PoR set) benne van.</text:p>
            </text:list-item>
            <text:list-item>
              <text:p text:style-name="P52">Ha “feed váltás” is kell: implementáld a <text:span text:style-name="Source_20_Text">setFeed(address)</text:span> függvényt <text:span text:style-name="Emphasis">csak ownernek</text:span>!</text:p>
            </text:list-item>
            <text:list-item>
              <text:p text:style-name="P52">Ha eventek kellenek: írj saját eventet minden fő funkcióhoz.<text:line-break/>Pl. <text:span text:style-name="Source_20_Text">event Minted(address indexed, uint256);</text:span> és hívd meg a mint-ben.</text:p>
            </text:list-item>
          </text:list>
        </text:list-item>
        <text:list-item>
          <text:p text:style-name="P52"><text:span text:style-name="Strong_20_Emphasis">Automata tesztek, coverage</text:span></text:p>
          <text:list>
            <text:list-item>
              <text:p text:style-name="P52">Futtasd:</text:p>
              <text:p text:style-name="P2">nginx</text:p>
              <text:p text:style-name="P2">MásolásSzerkesztés</text:p>
              <text:p text:style-name="P3"><text:span text:style-name="Source_20_Text">npx hardhat coverage</text:span></text:p>
            </text:list-item>
            <text:list-item>
              <text:p text:style-name="P52"><text:soft-page-break/>Ellenőrizd, hogy <text:span text:style-name="Strong_20_Emphasis">100%</text:span>-os coverage legyen minden ágra (success + revert).</text:p>
            </text:list-item>
            <text:list-item>
              <text:p text:style-name="P52">Edge-case tesztek: 0-ra, max-ra, revert-re írj extra tesztet.</text:p>
            </text:list-item>
          </text:list>
        </text:list-item>
        <text:list-item>
          <text:p text:style-name="P52"><text:span text:style-name="Strong_20_Emphasis">(Opció) Külső audit</text:span></text:p>
          <text:list>
            <text:list-item>
              <text:p text:style-name="P52">Küldd el a szerződés forrását tapasztalt smart contract fejlesztőnek (legalább 1 peer-review!)</text:p>
            </text:list-item>
            <text:list-item>
              <text:p text:style-name="P52">Érdemes online audit report badge-et csinálni (pl. <text:a xlink:type="simple" xlink:href="https://defiyield.app/" office:target-frame-name="_new" xlink:show="replace" text:style-name="Internet_20_link" text:visited-style-name="Visited_20_Internet_20_Link">https://defiyield.app/</text:a> vagy “audit in progress”)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Mainnet config és Chainlink Proof-of-Reserve</text:span></text:h>
      <text:list text:style-name="L31">
        <text:list-item>
          <text:p text:style-name="P53"><text:span text:style-name="Strong_20_Emphasis">Keress valódi Chainlink PoR feedet a mainneten</text:span><text:line-break/>(pl. BTC/USD aggregator: Chainlink Data Feeds Docs)</text:p>
          <text:list>
            <text:list-item>
              <text:p text:style-name="P53">Pl. Mainnet BTC/USD:</text:p>
              <text:p text:style-name="P4">MásolásSzerkesztés</text:p>
              <text:p text:style-name="P5"><text:span text:style-name="Source_20_Text">0xF4030086522a5bEEa4988F8cA5B36dbC97BeE88c</text:span></text:p>
            </text:list-item>
            <text:list-item>
              <text:p text:style-name="P53">Sepolia teszt:</text:p>
              <text:p text:style-name="P4">MásolásSzerkesztés</text:p>
              <text:p text:style-name="P5"><text:span text:style-name="Source_20_Text">0x0c9973e7a27d00e656B9f153348dA46CaD70d03d</text:span></text:p>
            </text:list-item>
          </text:list>
        </text:list-item>
        <text:list-item>
          <text:p text:style-name="P53"><text:span text:style-name="Strong_20_Emphasis">Állítsd át a PoR feed address-t a szerződés deployban és frontendben</text:span></text:p>
          <text:list>
            <text:list-item>
              <text:p text:style-name="P53">Szerződés deploy:</text:p>
              <text:p text:style-name="P4">solidity</text:p>
              <text:p text:style-name="P4">MásolásSzerkesztés</text:p>
              <text:p text:style-name="P5"><text:span text:style-name="Source_20_Text">new SatoshiStandard(&lt;mainnet_feed_address&gt;)</text:span></text:p>
            </text:list-item>
            <text:list-item>
              <text:p text:style-name="P53">Frontend configban cseréld ki a FEED_ADDRESS-t!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Szerződés deploy mainnetre</text:span></text:h>
      <text:list text:style-name="L32">
        <text:list-item>
          <text:p text:style-name="P54"><text:span text:style-name="Strong_20_Emphasis">Állítsd be a Hardhat/Viem/Foundry configot mainnet RPC-vel, saját wallet privkey-vel</text:span></text:p>
        </text:list-item>
        <text:list-item>
          <text:p text:style-name="P54"><text:span text:style-name="Strong_20_Emphasis">Deployold a szerződést:</text:span></text:p>
          <text:p text:style-name="P6">bash</text:p>
          <text:p text:style-name="P6">MásolásSzerkesztés</text:p>
          <text:p text:style-name="P7"><text:span text:style-name="Source_20_Text">npx hardhat run scripts/deploy.js --network mainnet</text:span></text:p>
          <text:p text:style-name="P54"><text:span text:style-name="Emphasis">(Deploy scripteket, privát kulcsokat, INFURA/ALCHEMY api keyeket titkosan tartsd!)</text:span></text:p>
        </text:list-item>
        <text:list-item>
          <text:p text:style-name="P54"><text:span text:style-name="Strong_20_Emphasis">Írd fel a deployed contract és feed address-eket!</text:span></text:p>
        </text:list-item>
      </text:list>
      <text:p text:style-name="Horizontal_20_Line"/>
      <text:h text:style-name="Heading_20_3" text:outline-level="3"><text:span text:style-name="Strong_20_Emphasis">4. Frontend mainnetre állítása</text:span></text:h>
      <text:list text:style-name="L33">
        <text:list-item>
          <text:p text:style-name="P55"><text:span text:style-name="Strong_20_Emphasis">Állítsd be az új contract + feed address-t az src/App.js-ben</text:span></text:p>
        </text:list-item>
        <text:list-item>
          <text:p text:style-name="P55"><text:soft-page-break/><text:span text:style-name="Strong_20_Emphasis">Wallet network check: mainnet chainId legyen a feltétel (</text:span><text:span text:style-name="Strong_20_Emphasis"><text:span text:style-name="Source_20_Text">chainId === 1</text:span></text:span><text:span text:style-name="Strong_20_Emphasis"> vagy </text:span><text:span text:style-name="Strong_20_Emphasis"><text:span text:style-name="Source_20_Text">chainId === 11155111</text:span></text:span><text:span text:style-name="Strong_20_Emphasis"> Sepolia esetén)</text:span></text:p>
        </text:list-item>
        <text:list-item>
          <text:p text:style-name="P55"><text:span text:style-name="Strong_20_Emphasis">Deployold a frontendet biztonságos helyre (Vercel, Netlify, S3, stb.)</text:span></text:p>
        </text:list-item>
        <text:list-item>
          <text:p text:style-name="P55"><text:span text:style-name="Strong_20_Emphasis">Teszteld, hogy minden funkció működik mainneten – csak kis összeggel!</text:span></text:p>
          <text:list>
            <text:list-item>
              <text:p text:style-name="P55">Wallet connect</text:p>
            </text:list-item>
            <text:list-item>
              <text:p text:style-name="P55">Mint/burn (csak owner)</text:p>
            </text:list-item>
            <text:list-item>
              <text:p text:style-name="P55">PoR frissül (feed szerint)</text:p>
            </text:list-item>
            <text:list-item>
              <text:p text:style-name="P55">Hibakezelés, loading, pending, revert, explorer linkek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Monitoring, biztonság, UX végső simítás</text:span></text:h>
      <text:list text:style-name="L34">
        <text:list-item>
          <text:p text:style-name="P56">Állíts be feed monitoring scriptet/botot, ha a Chainlink feed nem frissül, jelezzen.</text:p>
        </text:list-item>
        <text:list-item>
          <text:p text:style-name="P56">Frontend error monitoring (Sentry, Google Analytics, Plausible stb.)</text:p>
        </text:list-item>
        <text:list-item>
          <text:p text:style-name="P56">UI véglegesítés: branding, QR, info oldal, audit badge, linkek.</text:p>
        </text:list-item>
      </text:list>
      <text:p text:style-name="Horizontal_20_Line"/>
      <text:h text:style-name="Heading_20_3" text:outline-level="3"><text:span text:style-name="Strong_20_Emphasis">6. Publikáció &amp; kommunikáció</text:span></text:h>
      <text:list text:style-name="L35">
        <text:list-item>
          <text:p text:style-name="P57">Készítsd el a végső whitepaper, doc, audit report publikus verzióját.</text:p>
        </text:list-item>
        <text:list-item>
          <text:p text:style-name="P57">Kommunikáld a launch-ot (Discord, Twitter/X, blog, email list stb.)</text:p>
        </text:list-item>
        <text:list-item>
          <text:p text:style-name="P57">Figyelj az első user feedbackekre, javítsd az esetleges hibákat gyorsan!</text:p>
        </text:list-item>
      </text:list>
      <text:p text:style-name="Horizontal_20_Line"/>
      <text:h text:style-name="Heading_20_2" text:outline-level="2"><text:span text:style-name="Strong_20_Emphasis">Ready! 🎉</text:span></text:h>
      <text:p text:style-name="Text_20_body"><text:span text:style-name="Strong_20_Emphasis">Ha bármelyik ponthoz részletes példát, kódmintát, deploy scriptet, vagy ellenőrző listát kérsz, csak szólj!<text:line-break/>Ha akarod, akár főbb részfolyamatokat (pl. “mainnet deploy step-by-step” vagy “PoR feed váltás lépései”) is le tudok írni külön-külön.</text:span></text:p>
      <text:p text:style-name="Text_20_body">Hajrá! 🚀</text:p>
      <text:p text:style-name="Text_20_body">Íme egy <text:span text:style-name="Strong_20_Emphasis">friss, rövid összefoglaló</text:span> a Satoshi Standard projekt jelenlegi állásáról (2025. június eleje):</text:p>
      <text:p text:style-name="Horizontal_20_Line"/>
      <text:h text:style-name="Heading_20_2" text:outline-level="2"><text:span text:style-name="Strong_20_Emphasis">Satoshi Standard – Állapotjelentés</text:span></text:h>
      <text:h text:style-name="Heading_20_3" text:outline-level="3"><text:span text:style-name="Strong_20_Emphasis">✅ Elkészült funkciók / modulok:</text:span></text:h>
      <text:list text:style-name="L36">
        <text:list-item>
          <text:p text:style-name="P58"><text:span text:style-name="Strong_20_Emphasis">Smart contractok</text:span>:</text:p>
          <text:list>
            <text:list-item>
              <text:p text:style-name="P58">Alapszerződés (ERC20 mint, burn, PoR ellenőrzés, csak owner funkciók)</text:p>
            </text:list-item>
            <text:list-item>
              <text:p text:style-name="P58"><text:soft-page-break/>Mock PoR feed + Chainlink Proof of Reserve integrációra előkészítés</text:p>
            </text:list-item>
            <text:list-item>
              <text:p text:style-name="P58">Automatizált tesztek, coverage riport (edge-case is)</text:p>
            </text:list-item>
            <text:list-item>
              <text:p text:style-name="P58">Kód audit: code review, coverage, Solidity 0.8.x biztonsági best practice-ok (overflow stb.)</text:p>
            </text:list-item>
          </text:list>
        </text:list-item>
        <text:list-item>
          <text:p text:style-name="P58"><text:span text:style-name="Strong_20_Emphasis">Frontend</text:span>:</text:p>
          <text:list>
            <text:list-item>
              <text:p text:style-name="P58">React app (modern UI, Tailwind, mobilbarát)</text:p>
            </text:list-item>
            <text:list-item>
              <text:p text:style-name="P58">Teljes funkció: wallet connect, mint, burn, PoR mutatás, owner PoR update</text:p>
            </text:list-item>
            <text:list-item>
              <text:p text:style-name="P58">Események: user feedback, hibakezelés, loading animációk</text:p>
            </text:list-item>
            <text:list-item>
              <text:p text:style-name="P58">PoR értékek emberbarát formátum (BTC-ben, ezres elválasztó)</text:p>
            </text:list-item>
            <text:list-item>
              <text:p text:style-name="P58">Address másolás, QR (alap logika), explorer link, gyors UX</text:p>
            </text:list-item>
            <text:list-item>
              <text:p text:style-name="P58">Testneten (pl. Hardhat, Sepolia) sikeres end-to-end működés</text:p>
            </text:list-item>
          </text:list>
        </text:list-item>
        <text:list-item>
          <text:p text:style-name="P58"><text:span text:style-name="Strong_20_Emphasis">Automata Proof of Reserve</text:span>:</text:p>
          <text:list>
            <text:list-item>
              <text:p text:style-name="P58">Mock feed -&gt; később könnyen cserélhető Chainlink/valódi feedre</text:p>
            </text:list-item>
            <text:list-item>
              <text:p text:style-name="P58">Feed címek dinamikusan cserélhetők a deploy során</text:p>
            </text:list-item>
          </text:list>
        </text:list-item>
      </text:list>
      <text:p text:style-name="Horizontal_20_Line"/>
      <text:h text:style-name="Heading_20_3" text:outline-level="3"><text:span text:style-name="Strong_20_Emphasis">🟡 Folyamatban vagy hátravan:</text:span></text:h>
      <text:list text:style-name="L37">
        <text:list-item>
          <text:p text:style-name="P59"><text:span text:style-name="Strong_20_Emphasis">Mainnet (éles) launch előkészítése</text:span>:</text:p>
          <text:list>
            <text:list-item>
              <text:p text:style-name="P59">Chainlink mainnet PoR feed címének integrálása (BTC/USD aggregator, mainnet config)</text:p>
            </text:list-item>
            <text:list-item>
              <text:p text:style-name="P59">Smart contract végleges audit (peer review/automatizált)</text:p>
            </text:list-item>
            <text:list-item>
              <text:p text:style-name="P59">Szerződés(ek) éles deploy fő hálózatra (biztonságos privkey kezeléssel)</text:p>
            </text:list-item>
            <text:list-item>
              <text:p text:style-name="P59">Frontend átállítása éles címekre, éles hálózat validáció (chainId ellenőrzés, explorer linkek)</text:p>
            </text:list-item>
          </text:list>
        </text:list-item>
        <text:list-item>
          <text:p text:style-name="P59"><text:span text:style-name="Strong_20_Emphasis">Extra smart contract bővítés/javítás (opcionális, ha kell)</text:span>:</text:p>
          <text:list>
            <text:list-item>
              <text:p text:style-name="P59">Feed váltás (owner funkcióval) – ha deploy után is cserélhető kell legyen</text:p>
            </text:list-item>
            <text:list-item>
              <text:p text:style-name="P59">Események (saját Minted/Burned/PoRSet eventek) a nagyobb transzparencia miatt</text:p>
            </text:list-item>
            <text:list-item>
              <text:p text:style-name="P59">AccessControl, ha több privileged role (admin, pauser stb.) kellene (egyelőre csak Ownable van)</text:p>
            </text:list-item>
            <text:list-item>
              <text:p text:style-name="P59">(Lock.sol: ReentrancyGuard, ha szükséges)</text:p>
            </text:list-item>
          </text:list>
        </text:list-item>
        <text:list-item>
          <text:p text:style-name="P59"><text:span text:style-name="Strong_20_Emphasis">Biztonsági, monitoring, fallback megoldások</text:span>:</text:p>
          <text:list>
            <text:list-item>
              <text:p text:style-name="P59">Orákulum feed kiesés/freeze ellen automatizált ellenőrzés, monitoring</text:p>
            </text:list-item>
            <text:list-item>
              <text:p text:style-name="P59">Frontend error monitoring (Sentry, log, user support)</text:p>
            </text:list-item>
          </text:list>
        </text:list-item>
        <text:list-item>
          <text:p text:style-name="P59"><text:span text:style-name="Strong_20_Emphasis">Dokumentáció, kommunikáció, közösségi launch</text:span>:</text:p>
          <text:list>
            <text:list-item>
              <text:p text:style-name="P59"><text:soft-page-break/>Publikus whitepaper, audit summary, launch kommunikáció, weboldal véglegesítés</text:p>
            </text:list-item>
            <text:list-item>
              <text:p text:style-name="P59">Feedback fogadása, gyors hibajavítás</text:p>
            </text:list-item>
          </text:list>
        </text:list-item>
      </text:list>
      <text:p text:style-name="Horizontal_20_Line"/>
      <text:h text:style-name="Heading_20_3" text:outline-level="3"><text:span text:style-name="Strong_20_Emphasis">🔜 Következő fő lépések (javaslat)</text:span></text:h>
      <text:list text:style-name="L38">
        <text:list-item>
          <text:p text:style-name="P60"><text:span text:style-name="Strong_20_Emphasis">Sepolia vagy mainnet Chainlink feedre állás, szerződés deploy</text:span></text:p>
        </text:list-item>
        <text:list-item>
          <text:p text:style-name="P60"><text:span text:style-name="Strong_20_Emphasis">Frontend frissítés új címekkel, mainnet validáció</text:span></text:p>
        </text:list-item>
        <text:list-item>
          <text:p text:style-name="P60"><text:span text:style-name="Strong_20_Emphasis">Végső audit/peer review</text:span></text:p>
        </text:list-item>
        <text:list-item>
          <text:p text:style-name="P60"><text:span text:style-name="Strong_20_Emphasis">Publikus launch, közösségi kommunikáció</text:span></text:p>
        </text:list-item>
        <text:list-item>
          <text:p text:style-name="P60"><text:span text:style-name="Strong_20_Emphasis">Monitoring + gyors support beállítása</text:span></text:p>
        </text:list-item>
      </text:list>
      <text:p text:style-name="Horizontal_20_Line"/>
      <text:p text:style-name="Text_20_body"><text:span text:style-name="Strong_20_Emphasis">Ha bármelyik fő feladathoz részletesebb checklista, script, vagy guide kell, szólj!</text:span><text:line-break/>Jelenleg fejlesztői/testnet szinten <text:span text:style-name="Strong_20_Emphasis">minden fő funkció működik, a mainnet launch előtt már csak pár lépés és kis finomítás van hátra! 🚀</text:span></text:p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>///////</text:p>
      <text:p text:style-name="Standard"/>
      <text:p text:style-name="Standard"/>
      <text:p text:style-name="Standard"/>
      <text:p text:style-name="P20">2025,junius 15 </text:p>
      <text:p text:style-name="P20"/>
      <text:p text:style-name="P20"/>
      <text:p text:style-name="P21"/>
      <text:h text:style-name="Heading_20_3" text:outline-level="3"><text:span text:style-name="Strong_20_Emphasis">Hány Metamask cím kell hozzá?</text:span></text:h>
      <text:h text:style-name="Heading_20_4" text:outline-level="4"><text:span text:style-name="Strong_20_Emphasis">1. Minimális setup:</text:span></text:h>
      <text:p text:style-name="Text_20_body"><text:span text:style-name="Strong_20_Emphasis">Legalább 2-3 külön Metamask címre lesz szükséged, ha biztonságosan akarod tartani a rendszert, még akkor is, ha mind te vagy mögötte!</text:span></text:p>
      <text:list text:style-name="L56">
        <text:list-item>
          <text:p text:style-name="P62"><text:span text:style-name="Strong_20_Emphasis">Admin (Owner):</text:span><text:line-break/>Ez a fő admin, mindenre képes: contract paraméterek, feed váltás, upgrade, role adás/elvétel, pause/unpause.</text:p>
        </text:list-item>
        <text:list-item>
          <text:p text:style-name="P62"><text:span text:style-name="Strong_20_Emphasis">Minter:</text:span><text:line-break/>Ha lesz dedikált minter role (pl. csak 1 address vagy bot mintelhet), akkor ehhez is egy cím.</text:p>
        </text:list-item>
        <text:list-item>
          <text:p text:style-name="P62"><text:span text:style-name="Strong_20_Emphasis">Pauser:</text:span><text:line-break/>Szükséges, ha külön akarod választani, hogy ki tudja “lefagyasztani” a szerződést (ez lehet ugyanaz, mint az admin, de lehet dedikált cím is).</text:p>
        </text:list-item>
        <text:list-item>
          <text:p text:style-name="P62"><text:soft-page-break/><text:span text:style-name="Strong_20_Emphasis">Operator:</text:span><text:line-break/>Pl. feed váltáshoz, üzemeltetéshez.</text:p>
        </text:list-item>
      </text:list>
      <text:h text:style-name="Heading_20_4" text:outline-level="4"><text:span text:style-name="Strong_20_Emphasis">Gyakorlati minta</text:span></text:h>
      <text:p text:style-name="Text_20_body"><text:span text:style-name="Emphasis">Alapesetben minden role lehet ugyanazon az 1 címen, de security miatt jobb, ha elosztod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Szerep</text:p>
            </table:table-cell>
            <table:table-cell table:style-name="Table2.A1" office:value-type="string">
              <text:p text:style-name="Table_20_Heading">Ajánlott külön cím?</text:p>
            </table:table-cell>
            <table:table-cell table:style-name="Table2.A1" office:value-type="string">
              <text:p text:style-name="Table_20_Heading">Leírás</text:p>
            </table:table-cell>
          </table:table-row>
        </table:table-header-rows>
        <table:table-row>
          <table:table-cell table:style-name="Table2.A1" office:value-type="string">
            <text:p text:style-name="Table_20_Contents">Admin/Owner</text:p>
          </table:table-cell>
          <table:table-cell table:style-name="Table2.A1" office:value-type="string">
            <text:p text:style-name="Table_20_Contents">IGEN (legalább 1)</text:p>
          </table:table-cell>
          <table:table-cell table:style-name="Table2.A1" office:value-type="string">
            <text:p text:style-name="Table_20_Contents">Minden jogosultság (owner/admin)</text:p>
          </table:table-cell>
        </table:table-row>
        <table:table-row>
          <table:table-cell table:style-name="Table2.A1" office:value-type="string">
            <text:p text:style-name="Table_20_Contents">Minter</text:p>
          </table:table-cell>
          <table:table-cell table:style-name="Table2.A1" office:value-type="string">
            <text:p text:style-name="Table_20_Contents">Opcionális (1)</text:p>
          </table:table-cell>
          <table:table-cell table:style-name="Table2.A1" office:value-type="string">
            <text:p text:style-name="Table_20_Contents">Ha lesz, külön cím legyen (lehet admin is)</text:p>
          </table:table-cell>
        </table:table-row>
        <table:table-row>
          <table:table-cell table:style-name="Table2.A1" office:value-type="string">
            <text:p text:style-name="Table_20_Contents">Pauser</text:p>
          </table:table-cell>
          <table:table-cell table:style-name="Table2.A1" office:value-type="string">
            <text:p text:style-name="Table_20_Contents">Opcionális (1)</text:p>
          </table:table-cell>
          <table:table-cell table:style-name="Table2.A1" office:value-type="string">
            <text:p text:style-name="Table_20_Contents">Ha lesz, külön cím vagy admin is lehet</text:p>
          </table:table-cell>
        </table:table-row>
        <table:table-row>
          <table:table-cell table:style-name="Table2.A1" office:value-type="string">
            <text:p text:style-name="Table_20_Contents">Operator</text:p>
          </table:table-cell>
          <table:table-cell table:style-name="Table2.A1" office:value-type="string">
            <text:p text:style-name="Table_20_Contents">Opcionális (1)</text:p>
          </table:table-cell>
          <table:table-cell table:style-name="Table2.A1" office:value-type="string">
            <text:p text:style-name="Table_20_Contents">Külön cím vagy admin</text:p>
          </table:table-cell>
        </table:table-row>
      </table:table>
      <text:h text:style-name="Heading_20_4" text:outline-level="4"><text:span text:style-name="Strong_20_Emphasis">Összefoglalva</text:span></text:h>
      <text:list text:style-name="L57">
        <text:list-item>
          <text:p text:style-name="P63"><text:span text:style-name="Strong_20_Emphasis">Minimum: 1-2 cím</text:span></text:p>
          <text:list>
            <text:list-item>
              <text:p text:style-name="P63">Egy fő admin (mindenre)</text:p>
            </text:list-item>
            <text:list-item>
              <text:p text:style-name="P63">+1 backup (pl. másik wallet/hardware wallet/partner/csapat tag)</text:p>
            </text:list-item>
          </text:list>
        </text:list-item>
        <text:list-item>
          <text:p text:style-name="P63"><text:span text:style-name="Strong_20_Emphasis">Biztonságosabb: 2-4 cím</text:span></text:p>
          <text:list>
            <text:list-item>
              <text:p text:style-name="P63">1 Admin (fő vezérlés, role management, upgrade, feed váltás, emergency withdraw)</text:p>
            </text:list-item>
            <text:list-item>
              <text:p text:style-name="P63">1 Minter (ha van ilyen role)</text:p>
            </text:list-item>
            <text:list-item>
              <text:p text:style-name="P63">1 Pauser (ha akarod ezt)</text:p>
            </text:list-item>
            <text:list-item>
              <text:p text:style-name="P63">1 Operator (karbantartás, feed váltás, de akár az adminnal összevonható)</text:p>
            </text:list-item>
          </text:list>
        </text:list-item>
        <text:list-item>
          <text:p text:style-name="P63"><text:span text:style-name="Strong_20_Emphasis">Max security:</text:span> Minden role dedikált, más-más cím, + multisig az admin helyére!</text:p>
        </text:list-item>
      </text:list>
      <text:p text:style-name="Horizontal_20_Line"/>
      <text:h text:style-name="Heading_20_3" text:outline-level="3"><text:span text:style-name="Strong_20_Emphasis">+ Best practice</text:span></text:h>
      <text:list text:style-name="L58">
        <text:list-item>
          <text:p text:style-name="P64"><text:span text:style-name="Strong_20_Emphasis">A címeket lehet Gnosis Safe multisig-re is cserélni mainneten,</text:span> így akár 2/3 vagy 3/5 multisig approval kelljen a fő funkciókhoz.</text:p>
        </text:list-item>
        <text:list-item>
          <text:p text:style-name="P64"><text:span text:style-name="Strong_20_Emphasis">Role transfer:</text:span> mindig legyen “kézi” funkció a szerepek átadására (ne maradjon ownerless!).</text:p>
        </text:list-item>
      </text:list>
      <text:p text:style-name="Horizontal_20_Line"/>
      <text:h text:style-name="Heading_20_3" text:outline-level="3"><text:span text:style-name="Strong_20_Emphasis">Frontend oldal</text:span></text:h>
      <text:list text:style-name="L59">
        <text:list-item>
          <text:p text:style-name="P65"><text:span text:style-name="Strong_20_Emphasis">A feed címét is contractban tárold, onnan olvasd ki (pl. egy getterrel), NE hardcode-olj!</text:span></text:p>
        </text:list-item>
        <text:list-item>
          <text:p text:style-name="P65"><text:span text:style-name="Strong_20_Emphasis">Az eventeket is olvasd a láncról, hogy később könnyen lehessen auditálni minden fontos tranzakciót.</text:span></text:p>
        </text:list-item>
      </text:list>
      <text:p text:style-name="Horizontal_20_Line"/>
      <text:h text:style-name="Heading_20_3" text:outline-level="3"><text:span text:style-name="Strong_20_Emphasis">Összefoglaló javaslat:</text:span></text:h>
      <text:list text:style-name="L60">
        <text:list-item>
          <text:p text:style-name="P66"><text:span text:style-name="Strong_20_Emphasis">1 fő admin/owner Metamask cím</text:span></text:p>
        </text:list-item>
        <text:list-item>
          <text:p text:style-name="P66"><text:span text:style-name="Strong_20_Emphasis">+ 1-2 dedikált cím,</text:span> minter/pauser/operator role-ra</text:p>
        </text:list-item>
        <text:list-item>
          <text:p text:style-name="P66"><text:soft-page-break/><text:span text:style-name="Strong_20_Emphasis">Később</text:span>: admin szerepet Gnosis Safe-re/ multisig-re cserélni!</text:p>
        </text:list-item>
      </text:list>
      <text:p text:style-name="Horizontal_20_Line"/>
      <text:p text:style-name="Text_20_body"><text:span text:style-name="Strong_20_Emphasis">Ha egyedül vagy, indulj el 2-3 címmel (fő + backup)! Ha csapat, akkor minden role külön címet kapjon.<text:line-break/>Szólj, ha kell kódrészlet vagy deploy/proxy/upgrade best practice leírás.</text:span> 🚀</text:p>
      <text:h text:style-name="Heading_20_5" text:outline-level="5">Ezt mondtad:</text:h>
      <text:p text:style-name="Text_20_body">Ugy lenne az igazán biztonságon ha az operator is mindenre jogosult lenne</text:p>
      <text:h text:style-name="Heading_20_6" text:outline-level="6">A ChatGPT ezt mondta:</text:h>
      <text:p text:style-name="Text_20_body">Ez egy <text:span text:style-name="Strong_20_Emphasis">nagyon jó gondolat</text:span>, és teljesen <text:span text:style-name="Emphasis">valid</text:span> – <text:span text:style-name="Strong_20_Emphasis">több, egymástól független admin/operator címmel</text:span> valóban növelhető a biztonság, főleg, ha:</text:p>
      <text:list text:style-name="L61">
        <text:list-item>
          <text:p text:style-name="P67">nem csak egyetlen privát kulcson, vagy egy Metamask profilon van minden hatalom,</text:p>
        </text:list-item>
        <text:list-item>
          <text:p text:style-name="P67">és (főleg!) multisig vagy role-based rendszer van.</text:p>
        </text:list-item>
      </text:list>
      <text:h text:style-name="Heading_20_3" text:outline-level="3"><text:span text:style-name="Strong_20_Emphasis">Lehetséges minták:</text:span></text:h>
      <text:h text:style-name="Heading_20_4" text:outline-level="4">1. <text:span text:style-name="Strong_20_Emphasis">Több admin/operator (multi-admin pattern)</text:span></text:h>
      <text:list text:style-name="L62">
        <text:list-item>
          <text:p text:style-name="P68">Lényeg: <text:span text:style-name="Strong_20_Emphasis">Több cím is rendelkezhet minden joggal</text:span> (mint egy multisig, de egyszerűbb).</text:p>
        </text:list-item>
        <text:list-item>
          <text:p text:style-name="P68">Ezt <text:span text:style-name="Strong_20_Emphasis">AccessControl</text:span> contractban lehet beállítani, pl. ADMIN_ROLE = több address.</text:p>
        </text:list-item>
      </text:list>
      <text:h text:style-name="Heading_20_4" text:outline-level="4">2. <text:span text:style-name="Strong_20_Emphasis">Operator = admin</text:span></text:h>
      <text:list text:style-name="L63">
        <text:list-item>
          <text:p text:style-name="P69">Hozz létre egy OPERATOR_ROLE-t (mint az ADMIN_ROLE), és <text:span text:style-name="Emphasis">minden fontos funkció</text:span> mindkét szereppel (vagy legalább egyikkel) elérhető:</text:p>
          <text:list>
            <text:list-item>
              <text:p text:style-name="P69">pl. <text:span text:style-name="Source_20_Text">onlyRole(OPERATOR_ROLE)</text:span>, vagy <text:span text:style-name="Source_20_Text">onlyRole(ADMIN_ROLE)</text:span>.</text:p>
            </text:list-item>
          </text:list>
        </text:list-item>
        <text:list-item>
          <text:p text:style-name="P69"><text:span text:style-name="Emphasis">Gyakran megoldás:</text:span> <text:span text:style-name="Strong_20_Emphasis">Admin = Operator</text:span> = az összes fő funkcióhoz mindkettő elég, így ha egyik privát kulcs elvész, a másikkal visszaállítható a kontroll.</text:p>
        </text:list-item>
      </text:list>
      <text:h text:style-name="Heading_20_4" text:outline-level="4">3. <text:span text:style-name="Strong_20_Emphasis">Multisig</text:span></text:h>
      <text:p text:style-name="Text_20_body">A legbiztonságosabb:</text:p>
      <text:list text:style-name="L64">
        <text:list-item>
          <text:p text:style-name="P70"><text:span text:style-name="Strong_20_Emphasis">Gnosis Safe vagy más multisig contract</text:span> mint admin/operator.</text:p>
        </text:list-item>
        <text:list-item>
          <text:p text:style-name="P70">Pl. 2/3 vagy 3/5 cím approval kell minden kritikus művelethez.</text:p>
        </text:list-item>
        <text:list-item>
          <text:p text:style-name="P70">Így <text:span text:style-name="Emphasis">soha nem veszítesz kontrollt</text:span> csak azért, mert egy privát kulcs elveszik vagy kompromittálódik.</text:p>
        </text:list-item>
      </text:list>
      <text:p text:style-name="Horizontal_20_Line"/>
      <text:h text:style-name="Heading_20_3" text:outline-level="3"><text:span text:style-name="Strong_20_Emphasis">Miért jó, ha több operator mindenre jogosult?</text:span></text:h>
      <text:list text:style-name="L65">
        <text:list-item>
          <text:p text:style-name="P71"><text:span text:style-name="Strong_20_Emphasis">Backup:</text:span> Ha az egyik címet elveszíted (kulcs/seed veszteség), a másikkal vissza tudod szerezni a kontrollt (vagy visszaállítani a szerepeket).</text:p>
        </text:list-item>
        <text:list-item>
          <text:p text:style-name="P71"><text:span text:style-name="Strong_20_Emphasis">Biztonság:</text:span> Ha egy cím kompromittálódik, a többivel vissza tudod venni a jogosultságokat, <text:span text:style-name="Emphasis">mielőtt kárt okozna</text:span>.</text:p>
        </text:list-item>
        <text:list-item>
          <text:p text:style-name="P71"><text:soft-page-break/><text:span text:style-name="Strong_20_Emphasis">Üzemeltetés:</text:span> Ha bármelyik címmel gyorsan be tudsz avatkozni (pl. hiba, exploit, feed váltás, vészhelyzet), az lecsökkenti a rizikót.</text:p>
        </text:list-item>
      </text:list>
      <text:p text:style-name="Horizontal_20_Line"/>
      <text:h text:style-name="Heading_20_3" text:outline-level="3"><text:span text:style-name="Strong_20_Emphasis">Javaslat – ha te vagy a főnök:</text:span></text:h>
      <text:list text:style-name="L66">
        <text:list-item>
          <text:p text:style-name="P72"><text:span text:style-name="Strong_20_Emphasis">Legalább 2-3 Metamask címed legyen, amik MIND ugyanazt az operator vagy admin jogot kapják.</text:span></text:p>
        </text:list-item>
        <text:list-item>
          <text:p text:style-name="P72">Az <text:span text:style-name="Strong_20_Emphasis">egyik lehet mobilon, másik PC-n, harmadik papíron/hardware walleten</text:span>.</text:p>
        </text:list-item>
      </text:list>
      <text:p text:style-name="Text_20_body">Így <text:span text:style-name="Strong_20_Emphasis">akár egy hack vagy kulcsvesztés esetén is mindig lesz vészhelyzeti hozzáférésed</text:span> – soha nem maradsz kizárva!</text:p>
      <text:p text:style-name="Quotations">Ha még <text:span text:style-name="Emphasis">tovább akarsz menni</text:span>: <text:span text:style-name="Strong_20_Emphasis">a fő admin jogot egy Gnosis Safe multisig-re rakod</text:span> (például: 2/3 kell minden döntéshez, mindhárom wallet a tiéd).</text:p>
      <text:p text:style-name="Horizontal_20_Line"/>
      <text:p text:style-name="Text_20_body"><text:span text:style-name="Strong_20_Emphasis">Összefoglalva:</text:span><text:line-break/>Ha <text:span text:style-name="Emphasis">mindenre jogosult operatorokat</text:span> akarsz, csinálj több címet, mindegyiknek adj admin/operator jogot.<text:line-break/>Később, ha lesz csapat, egyszerűen adhatsz/vehetsz el jogokat cím szerint, vagy upgrade-elsz multisig-re.</text:p>
      <text:p text:style-name="Text_20_body">Ha kell ehhez Solidity példa, vagy leírás a frontendhez (pl. contractból olvasni az adminokat), csak szólj!</text:p>
      <text:h text:style-name="Heading_20_5" text:outline-level="5">Ezt mondtad:</text:h>
      <text:p text:style-name="Text_20_body">Melyik szerződéseket kell modositani esetleg kell e ujakat létrehozni?</text:p>
      <text:h text:style-name="Heading_20_6" text:outline-level="6">A ChatGPT ezt mondta:</text:h>
      <text:p text:style-name="Text_20_body">Nagyon jó, hogy ezt előre átgondolod, mert a <text:span text:style-name="Strong_20_Emphasis">mainnetre lépés előtt</text:span> ezek a szerződés-jogosultságok lesznek a legkritikusabbak!<text:line-break/>Összefoglalom, hogy <text:span text:style-name="Emphasis">mit és hol kell módosítani vagy bővíteni</text:span>.</text:p>
      <text:p text:style-name="Horizontal_20_Line"/>
      <text:h text:style-name="Heading_20_2" text:outline-level="2">1. <text:span text:style-name="Strong_20_Emphasis">AccessControl (Role management) hozzáadása</text:span></text:h>
      <text:list text:style-name="L67">
        <text:list-item>
          <text:p text:style-name="P73"><text:span text:style-name="Strong_20_Emphasis">Jelenleg</text:span> csak <text:span text:style-name="Source_20_Text">Ownable</text:span> van → ez egyetlen owner címet jelent.</text:p>
        </text:list-item>
        <text:list-item>
          <text:p text:style-name="P73"><text:span text:style-name="Strong_20_Emphasis">Szükséges módosítás:</text:span></text:p>
          <text:list>
            <text:list-item>
              <text:p text:style-name="P73"><text:span text:style-name="Strong_20_Emphasis">ERC20 token contract:</text:span> Cseréld le vagy egészítsd ki az <text:span text:style-name="Source_20_Text">Ownable</text:span>-t az OpenZeppelin <text:span text:style-name="Source_20_Text">AccessControl</text:span> moduljával.</text:p>
              <text:list>
                <text:list-item>
                  <text:p text:style-name="P73">Általában így kezdődik:</text:p>
                  <text:p text:style-name="P8">solidity</text:p>
                  <text:p text:style-name="P8">MásolásSzerkesztés</text:p>
                  <text:p text:style-name="P10"><text:span text:style-name="Source_20_Text">import "@openzeppelin/contracts/access/AccessControl.sol";</text:span></text:p>
                  <text:p text:style-name="P9"><text:span text:style-name="Source_20_Text">contract SATSTD is ERC20, AccessControl { ... }</text:span></text:p>
                </text:list-item>
              </text:list>
            </text:list-item>
            <text:list-item>
              <text:p text:style-name="P73"><text:soft-page-break/>Hozz létre <text:span text:style-name="Strong_20_Emphasis">role-okat</text:span>:</text:p>
              <text:list>
                <text:list-item>
                  <text:p text:style-name="P73"><text:span text:style-name="Source_20_Text">ADMIN_ROLE</text:span>, <text:span text:style-name="Source_20_Text">OPERATOR_ROLE</text:span>, <text:span text:style-name="Source_20_Text">MINTER_ROLE</text:span>, <text:span text:style-name="Source_20_Text">PAUSER_ROLE</text:span>, stb.</text:p>
                </text:list-item>
              </text:list>
            </text:list-item>
            <text:list-item>
              <text:p text:style-name="P73">Állítsd be, hogy a fontos funkciókat csak ezek hívhatják:</text:p>
              <text:p text:style-name="P8">solidity</text:p>
              <text:p text:style-name="P8">MásolásSzerkesztés</text:p>
              <text:p text:style-name="P10"><text:span text:style-name="Source_20_Text">function setFeed(address newFeed) external onlyRole(OPERATOR_ROLE) { ... }</text:span></text:p>
              <text:p text:style-name="P9"><text:span text:style-name="Source_20_Text">function pause() external onlyRole(PAUSER_ROLE) { ... }</text:span></text:p>
            </text:list-item>
            <text:list-item>
              <text:p text:style-name="P73"><text:span text:style-name="Strong_20_Emphasis">Új funkciók:</text:span></text:p>
              <text:list>
                <text:list-item>
                  <text:p text:style-name="P73"><text:span text:style-name="Source_20_Text">grantRole(bytes32 role, address account)</text:span></text:p>
                </text:list-item>
                <text:list-item>
                  <text:p text:style-name="P73"><text:span text:style-name="Source_20_Text">revokeRole(bytes32 role, address account)</text:span></text:p>
                </text:list-item>
                <text:list-item>
                  <text:p text:style-name="P73">Ezek mind AccessControl részei, csak az admin tudja őket hívni.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2. <text:span text:style-name="Strong_20_Emphasis">PoR Feed/Oracle váltás</text:span></text:h>
      <text:list text:style-name="L68">
        <text:list-item>
          <text:p text:style-name="P74"><text:span text:style-name="Strong_20_Emphasis">Most</text:span>: fixen van kódolva a contractban az aggregator address.</text:p>
        </text:list-item>
        <text:list-item>
          <text:p text:style-name="P74"><text:span text:style-name="Strong_20_Emphasis">Kell</text:span>:</text:p>
          <text:list>
            <text:list-item>
              <text:p text:style-name="P74">A contractban legyen egy:</text:p>
              <text:p text:style-name="P11">solidity</text:p>
              <text:p text:style-name="P11">MásolásSzerkesztés</text:p>
              <text:p text:style-name="P14"><text:span text:style-name="Source_20_Text">address public reserveFeed;</text:span></text:p>
            </text:list-item>
            <text:list-item>
              <text:p text:style-name="P74">Induláskor fix cím, de legyen egy <text:span text:style-name="Emphasis">csak admin/operator által hívható</text:span> setter:</text:p>
              <text:p text:style-name="P11">solidity</text:p>
              <text:p text:style-name="P11">MásolásSzerkesztés</text:p>
              <text:p text:style-name="P15"><text:span text:style-name="Source_20_Text">function setFeed(address newFeed) external onlyRole(OPERATOR_ROLE) {</text:span></text:p>
              <text:p text:style-name="P12"><text:span text:style-name="Source_20_Text"><text:s text:c="2"/>reserveFeed = newFeed;</text:span></text:p>
              <text:p text:style-name="P12"><text:span text:style-name="Source_20_Text"><text:s text:c="2"/>emit FeedChanged(newFeed);</text:span></text:p>
              <text:p text:style-name="P13"><text:span text:style-name="Source_20_Text">}</text:span></text:p>
            </text:list-item>
          </text:list>
        </text:list-item>
        <text:list-item>
          <text:p text:style-name="P74"><text:span text:style-name="Strong_20_Emphasis">Frontend</text:span>: a PoR feed címét mindig a contractból olvasd, ne legyen fixen kódolva a frontendben!</text:p>
        </text:list-item>
      </text:list>
      <text:p text:style-name="Horizontal_20_Line"/>
      <text:h text:style-name="Heading_20_2" text:outline-level="2">3. <text:span text:style-name="Strong_20_Emphasis">Eventek</text:span></text:h>
      <text:list text:style-name="L69">
        <text:list-item>
          <text:p text:style-name="P75"><text:span text:style-name="Strong_20_Emphasis">Kell</text:span> minden fontos funkcióhoz saját event:</text:p>
          <text:p text:style-name="P16">solidity</text:p>
          <text:p text:style-name="P16">MásolásSzerkesztés</text:p>
          <text:p text:style-name="P19"><text:span text:style-name="Source_20_Text">event Minted(address indexed to, uint256 amount);</text:span></text:p>
          <text:p text:style-name="P17"><text:span text:style-name="Source_20_Text">event Burned(address indexed from, uint256 amount);</text:span></text:p>
          <text:p text:style-name="P18"><text:span text:style-name="Source_20_Text">event FeedChanged(address newFeed);</text:span></text:p>
        </text:list-item>
        <text:list-item>
          <text:p text:style-name="P75">Ezeket a <text:span text:style-name="Source_20_Text">mint</text:span>, <text:span text:style-name="Source_20_Text">burn</text:span>, <text:span text:style-name="Source_20_Text">setFeed</text:span> függvények végén emitáld.</text:p>
        </text:list-item>
      </text:list>
      <text:p text:style-name="Horizontal_20_Line"><text:soft-page-break/></text:p>
      <text:h text:style-name="Heading_20_2" text:outline-level="2">4. <text:span text:style-name="Strong_20_Emphasis">Pause/unpause funkció</text:span></text:h>
      <text:list text:style-name="L70">
        <text:list-item>
          <text:p text:style-name="P76">OpenZeppelin <text:span text:style-name="Source_20_Text">Pausable</text:span> beemelése a szerződésbe:</text:p>
          <text:list>
            <text:list-item>
              <text:p text:style-name="P76">Csak a PAUSER_ROLE tudja hívni.</text:p>
            </text:list-item>
            <text:list-item>
              <text:p text:style-name="P76">A kritikus funkciókat (mint, burn, stb.) zárd le, ha pause-olva van a szerződés (<text:span text:style-name="Source_20_Text">whenNotPaused</text:span> modifier-rel).</text:p>
            </text:list-item>
          </text:list>
        </text:list-item>
      </text:list>
      <text:p text:style-name="Horizontal_20_Line"/>
      <text:h text:style-name="Heading_20_2" text:outline-level="2">5. <text:span text:style-name="Strong_20_Emphasis">Új szerződés?</text:span></text:h>
      <text:list text:style-name="L71">
        <text:list-item>
          <text:p text:style-name="P77"><text:span text:style-name="Strong_20_Emphasis">Nem feltétlen kell</text:span> teljesen új contractot írni, hanem az ERC20 token contractodat kell bővíteni ezekkel az OpenZeppelin mixinekkel:</text:p>
          <text:list>
            <text:list-item>
              <text:p text:style-name="P77"><text:span text:style-name="Source_20_Text">AccessControl</text:span> (vagy <text:span text:style-name="Source_20_Text">Ownable</text:span> helyett/felett)</text:p>
            </text:list-item>
            <text:list-item>
              <text:p text:style-name="P77"><text:span text:style-name="Source_20_Text">Pausable</text:span></text:p>
            </text:list-item>
          </text:list>
        </text:list-item>
        <text:list-item>
          <text:p text:style-name="P77">Ha nagyon szét akarod szedni, csinálhatsz külön operator/role manager contractot, de általában <text:span text:style-name="Strong_20_Emphasis">egy contract elég</text:span>.</text:p>
        </text:list-item>
      </text:list>
      <text:p text:style-name="Horizontal_20_Line"/>
      <text:h text:style-name="Heading_20_2" text:outline-level="2"><text:span text:style-name="Strong_20_Emphasis">Összefoglalva</text:span></text:h>
      <text:list text:style-name="L72">
        <text:list-item>
          <text:p text:style-name="P78"><text:span text:style-name="Strong_20_Emphasis">Token contractot</text:span> (pl. SATSTD) módosítani kell:</text:p>
          <text:list>
            <text:list-item>
              <text:p text:style-name="P78">OpenZeppelin <text:span text:style-name="Source_20_Text">AccessControl</text:span>, role-ok, eventek, setterek, pausable</text:p>
            </text:list-item>
          </text:list>
        </text:list-item>
        <text:list-item>
          <text:p text:style-name="P78"><text:span text:style-name="Strong_20_Emphasis">Új contract</text:span> nem muszáj, csak ha külön governance/upgrade systemet akarsz.</text:p>
        </text:list-item>
        <text:list-item>
          <text:p text:style-name="P78"><text:span text:style-name="Strong_20_Emphasis">Frontend:</text:span> mindig a szerződésből kérdezd le az aktuális feed/aggregator address-t!</text:p>
        </text:list-item>
      </text:list>
      <text:p text:style-name="Horizontal_20_Line"/>
      <text:h text:style-name="Heading_20_3" text:outline-level="3"><text:span text:style-name="Strong_20_Emphasis">Ha kell sablon/példa Solidity contract ilyen role management-tel, szívesen írok vagy küldök egyet!</text:span></text:h>
      <text:p text:style-name="Text_20_body">Ha van konkrét contractod (repo, forrás), átnézem mire elég egy upgrade vagy mikor célszerű új contract.<text:line-break/>Szólj, ha Solidity snippetet, migrációs checklistet, vagy OpenZeppelin role-mintát szeretnél! 🚀</text:p>
      <text:section text:style-name="Sect1" text:name="thread-bottom-container">
        <text:p text:style-name="P61"><draw:control text:anchor-type="as-char" draw:z-index="0" draw:name="Shape1" draw:style-name="gr1" draw:text-style-name="P79" svg:width="4.605cm" svg:height="0.768cm" draw:control="control1"/></text:p>
        <text:section text:style-name="Sect1" text:name="prompt-textarea">
          <text:p text:style-name="P61"/>
        </text:section>
      </text:section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20:48:51.520078445</meta:creation-date>
    <dc:date>2025-06-15T11:05:41.033455090</dc:date>
    <meta:editing-duration>P1DT39M51S</meta:editing-duration>
    <meta:editing-cycles>19</meta:editing-cycles>
    <meta:generator>LibreOffice/24.2.7.2$Linux_X86_64 LibreOffice_project/420$Build-2</meta:generator>
    <meta:document-statistic meta:table-count="2" meta:image-count="0" meta:object-count="0" meta:page-count="19" meta:paragraph-count="509" meta:word-count="3749" meta:character-count="29006" meta:non-whitespace-character-count="26035"/>
  </office:meta>
</office:document-meta>
</file>